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anxious_init_one2one_memory_10_times4ave_1_maxs_10.0" table:style-name="ta1">
        <table:shapes>
          <draw:frame draw:z-index="0" draw:style-name="gr1" draw:text-style-name="P1" svg:width="36.039cm" svg:height="9.005cm" svg:x="4.927cm" svg:y="46.936cm">
            <draw:object draw:notify-on-update-of-ranges="'TESTBENCH_metaheu_ls_vnd_bvns_ts__niter_10_search_anxious_init_one2one_memory_10_times4ave_1_maxs_10.0'.E1:'TESTBENCH_metaheu_ls_vnd_bvns_ts__niter_10_search_anxious_init_one2one_memory_10_times4ave_1_maxs_10.0'.E1 'TESTBENCH_metaheu_ls_vnd_bvns_ts__niter_10_search_anxious_init_one2one_memory_10_times4ave_1_maxs_10.0'.E2:'TESTBENCH_metaheu_ls_vnd_bvns_ts__niter_10_search_anxious_init_one2one_memory_10_times4ave_1_maxs_10.0'.E101 'TESTBENCH_metaheu_ls_vnd_bvns_ts__niter_10_search_anxious_init_one2one_memory_10_times4ave_1_maxs_10.0'.H1:'TESTBENCH_metaheu_ls_vnd_bvns_ts__niter_10_search_anxious_init_one2one_memory_10_times4ave_1_maxs_10.0'.H1 'TESTBENCH_metaheu_ls_vnd_bvns_ts__niter_10_search_anxious_init_one2one_memory_10_times4ave_1_maxs_10.0'.H2:'TESTBENCH_metaheu_ls_vnd_bvns_ts__niter_10_search_anxious_init_one2one_memory_10_times4ave_1_maxs_10.0'.H101 'TESTBENCH_metaheu_ls_vnd_bvns_ts__niter_10_search_anxious_init_one2one_memory_10_times4ave_1_maxs_10.0'.K1:'TESTBENCH_metaheu_ls_vnd_bvns_ts__niter_10_search_anxious_init_one2one_memory_10_times4ave_1_maxs_10.0'.K1 'TESTBENCH_metaheu_ls_vnd_bvns_ts__niter_10_search_anxious_init_one2one_memory_10_times4ave_1_maxs_10.0'.K2:'TESTBENCH_metaheu_ls_vnd_bvns_ts__niter_10_search_anxious_init_one2one_memory_10_times4ave_1_maxs_10.0'.K101 'TESTBENCH_metaheu_ls_vnd_bvns_ts__niter_10_search_anxious_init_one2one_memory_10_times4ave_1_maxs_10.0'.N1:'TESTBENCH_metaheu_ls_vnd_bvns_ts__niter_10_search_anxious_init_one2one_memory_10_times4ave_1_maxs_10.0'.N1 'TESTBENCH_metaheu_ls_vnd_bvns_ts__niter_10_search_anxious_init_one2one_memory_10_times4ave_1_maxs_10.0'.N2:'TESTBENCH_metaheu_ls_vnd_bvns_ts__niter_10_search_anxious_init_one2one_memory_10_times4ave_1_maxs_10.0'.N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50nodes/dis_74.txt</text:p>
          </table:table-cell>
          <table:table-cell office:value-type="float" office:value="0.0236036777496338" calcext:value-type="float">
            <text:p>0,023603677749634</text:p>
          </table:table-cell>
          <table:table-cell table:number-columns-repeated="2" office:value-type="float" office:value="8099" calcext:value-type="float">
            <text:p>8099</text:p>
          </table:table-cell>
          <table:table-cell office:value-type="float" office:value="0.271307945251465" calcext:value-type="float">
            <text:p>0,271307945251465</text:p>
          </table:table-cell>
          <table:table-cell table:number-columns-repeated="2" office:value-type="float" office:value="3436" calcext:value-type="float">
            <text:p>3436</text:p>
          </table:table-cell>
          <table:table-cell office:value-type="float" office:value="9.99959969520569" calcext:value-type="float">
            <text:p>9,99959969520569</text:p>
          </table:table-cell>
          <table:table-cell table:number-columns-repeated="2" office:value-type="float" office:value="1872" calcext:value-type="float">
            <text:p>1872</text:p>
          </table:table-cell>
          <table:table-cell office:value-type="float" office:value="10.0066177845001" calcext:value-type="float">
            <text:p>10,0066177845001</text:p>
          </table:table-cell>
          <table:table-cell table:number-columns-repeated="2"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50nodes/dis_51.txt</text:p>
          </table:table-cell>
          <table:table-cell office:value-type="float" office:value="0.00982475280761719" calcext:value-type="float">
            <text:p>0,009824752807617</text:p>
          </table:table-cell>
          <table:table-cell table:number-columns-repeated="2" office:value-type="float" office:value="10845" calcext:value-type="float">
            <text:p>10845</text:p>
          </table:table-cell>
          <table:table-cell office:value-type="float" office:value="0.239731550216675" calcext:value-type="float">
            <text:p>0,239731550216675</text:p>
          </table:table-cell>
          <table:table-cell table:number-columns-repeated="2" office:value-type="float" office:value="2903" calcext:value-type="float">
            <text:p>2903</text:p>
          </table:table-cell>
          <table:table-cell office:value-type="float" office:value="9.99721956253052" calcext:value-type="float">
            <text:p>9,99721956253052</text:p>
          </table:table-cell>
          <table:table-cell table:number-columns-repeated="2" office:value-type="float" office:value="2115" calcext:value-type="float">
            <text:p>2115</text:p>
          </table:table-cell>
          <table:table-cell office:value-type="float" office:value="10.0010418891907" calcext:value-type="float">
            <text:p>10,0010418891907</text:p>
          </table:table-cell>
          <table:table-cell table:number-columns-repeated="2"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50nodes/dis_50.txt</text:p>
          </table:table-cell>
          <table:table-cell office:value-type="float" office:value="0.0367741584777832" calcext:value-type="float">
            <text:p>0,036774158477783</text:p>
          </table:table-cell>
          <table:table-cell table:number-columns-repeated="2" office:value-type="float" office:value="7592" calcext:value-type="float">
            <text:p>7592</text:p>
          </table:table-cell>
          <table:table-cell office:value-type="float" office:value="0.23432445526123" calcext:value-type="float">
            <text:p>0,23432445526123</text:p>
          </table:table-cell>
          <table:table-cell table:number-columns-repeated="2" office:value-type="float" office:value="3478" calcext:value-type="float">
            <text:p>3478</text:p>
          </table:table-cell>
          <table:table-cell office:value-type="float" office:value="9.99839568138123" calcext:value-type="float">
            <text:p>9,99839568138123</text:p>
          </table:table-cell>
          <table:table-cell table:number-columns-repeated="2" office:value-type="float" office:value="2113" calcext:value-type="float">
            <text:p>2113</text:p>
          </table:table-cell>
          <table:table-cell office:value-type="float" office:value="10.0082983970642" calcext:value-type="float">
            <text:p>10,0082983970642</text:p>
          </table:table-cell>
          <table:table-cell table:number-columns-repeated="2"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50nodes/dis_72.txt</text:p>
          </table:table-cell>
          <table:table-cell office:value-type="float" office:value="0.00804996490478516" calcext:value-type="float">
            <text:p>0,008049964904785</text:p>
          </table:table-cell>
          <table:table-cell table:number-columns-repeated="2" office:value-type="float" office:value="10787" calcext:value-type="float">
            <text:p>10787</text:p>
          </table:table-cell>
          <table:table-cell office:value-type="float" office:value="0.202341318130493" calcext:value-type="float">
            <text:p>0,202341318130493</text:p>
          </table:table-cell>
          <table:table-cell table:number-columns-repeated="2" office:value-type="float" office:value="3465" calcext:value-type="float">
            <text:p>3465</text:p>
          </table:table-cell>
          <table:table-cell office:value-type="float" office:value="9.99765396118164" calcext:value-type="float">
            <text:p>9,99765396118164</text:p>
          </table:table-cell>
          <table:table-cell table:number-columns-repeated="2" office:value-type="float" office:value="2001" calcext:value-type="float">
            <text:p>2001</text:p>
          </table:table-cell>
          <table:table-cell office:value-type="float" office:value="10.0050995349884" calcext:value-type="float">
            <text:p>10,0050995349884</text:p>
          </table:table-cell>
          <table:table-cell table:number-columns-repeated="2"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50nodes/dis_29.txt</text:p>
          </table:table-cell>
          <table:table-cell office:value-type="float" office:value="0.0373291969299316" calcext:value-type="float">
            <text:p>0,037329196929932</text:p>
          </table:table-cell>
          <table:table-cell table:number-columns-repeated="2" office:value-type="float" office:value="8383" calcext:value-type="float">
            <text:p>8383</text:p>
          </table:table-cell>
          <table:table-cell office:value-type="float" office:value="0.227965593338013" calcext:value-type="float">
            <text:p>0,227965593338013</text:p>
          </table:table-cell>
          <table:table-cell table:number-columns-repeated="2" office:value-type="float" office:value="3386" calcext:value-type="float">
            <text:p>3386</text:p>
          </table:table-cell>
          <table:table-cell office:value-type="float" office:value="9.99929761886597" calcext:value-type="float">
            <text:p>9,99929761886597</text:p>
          </table:table-cell>
          <table:table-cell table:number-columns-repeated="2" office:value-type="float" office:value="2094" calcext:value-type="float">
            <text:p>2094</text:p>
          </table:table-cell>
          <table:table-cell office:value-type="float" office:value="9.9976851940155" calcext:value-type="float">
            <text:p>9,9976851940155</text:p>
          </table:table-cell>
          <table:table-cell table:number-columns-repeated="2"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50nodes/dis_1.txt</text:p>
          </table:table-cell>
          <table:table-cell office:value-type="float" office:value="0.00585031509399414" calcext:value-type="float">
            <text:p>0,005850315093994</text:p>
          </table:table-cell>
          <table:table-cell table:number-columns-repeated="2" office:value-type="float" office:value="10204" calcext:value-type="float">
            <text:p>10204</text:p>
          </table:table-cell>
          <table:table-cell office:value-type="float" office:value="0.27191424369812" calcext:value-type="float">
            <text:p>0,27191424369812</text:p>
          </table:table-cell>
          <table:table-cell table:number-columns-repeated="2" office:value-type="float" office:value="3207" calcext:value-type="float">
            <text:p>3207</text:p>
          </table:table-cell>
          <table:table-cell office:value-type="float" office:value="9.9990599155426" calcext:value-type="float">
            <text:p>9,9990599155426</text:p>
          </table:table-cell>
          <table:table-cell table:number-columns-repeated="2" office:value-type="float" office:value="2059" calcext:value-type="float">
            <text:p>2059</text:p>
          </table:table-cell>
          <table:table-cell office:value-type="float" office:value="10.011246919632" calcext:value-type="float">
            <text:p>10,011246919632</text:p>
          </table:table-cell>
          <table:table-cell table:number-columns-repeated="2" office:value-type="float" office:value="4302" calcext:value-type="float">
            <text:p>43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50nodes/dis_12.txt</text:p>
          </table:table-cell>
          <table:table-cell office:value-type="float" office:value="0.0101816654205322" calcext:value-type="float">
            <text:p>0,010181665420532</text:p>
          </table:table-cell>
          <table:table-cell table:number-columns-repeated="2" office:value-type="float" office:value="10368" calcext:value-type="float">
            <text:p>10368</text:p>
          </table:table-cell>
          <table:table-cell office:value-type="float" office:value="0.243242025375366" calcext:value-type="float">
            <text:p>0,243242025375366</text:p>
          </table:table-cell>
          <table:table-cell table:number-columns-repeated="2" office:value-type="float" office:value="3642" calcext:value-type="float">
            <text:p>3642</text:p>
          </table:table-cell>
          <table:table-cell office:value-type="float" office:value="9.99912071228027" calcext:value-type="float">
            <text:p>9,99912071228027</text:p>
          </table:table-cell>
          <table:table-cell table:number-columns-repeated="2" office:value-type="float" office:value="2076" calcext:value-type="float">
            <text:p>2076</text:p>
          </table:table-cell>
          <table:table-cell office:value-type="float" office:value="10.03031873703" calcext:value-type="float">
            <text:p>10,03031873703</text:p>
          </table:table-cell>
          <table:table-cell table:number-columns-repeated="2" office:value-type="float" office:value="4364" calcext:value-type="float">
            <text:p>43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50nodes/dis_85.txt</text:p>
          </table:table-cell>
          <table:table-cell office:value-type="float" office:value="0.0266356468200684" calcext:value-type="float">
            <text:p>0,026635646820068</text:p>
          </table:table-cell>
          <table:table-cell table:number-columns-repeated="2" office:value-type="float" office:value="8522" calcext:value-type="float">
            <text:p>8522</text:p>
          </table:table-cell>
          <table:table-cell office:value-type="float" office:value="0.275450944900513" calcext:value-type="float">
            <text:p>0,275450944900513</text:p>
          </table:table-cell>
          <table:table-cell table:number-columns-repeated="2" office:value-type="float" office:value="2604" calcext:value-type="float">
            <text:p>2604</text:p>
          </table:table-cell>
          <table:table-cell office:value-type="float" office:value="9.99868154525757" calcext:value-type="float">
            <text:p>9,99868154525757</text:p>
          </table:table-cell>
          <table:table-cell table:number-columns-repeated="2" office:value-type="float" office:value="2037" calcext:value-type="float">
            <text:p>2037</text:p>
          </table:table-cell>
          <table:table-cell office:value-type="float" office:value="10.0407416820526" calcext:value-type="float">
            <text:p>10,0407416820526</text:p>
          </table:table-cell>
          <table:table-cell table:number-columns-repeated="2"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50nodes/dis_77.txt</text:p>
          </table:table-cell>
          <table:table-cell office:value-type="float" office:value="0.00801801681518555" calcext:value-type="float">
            <text:p>0,008018016815186</text:p>
          </table:table-cell>
          <table:table-cell table:number-columns-repeated="2" office:value-type="float" office:value="9695" calcext:value-type="float">
            <text:p>9695</text:p>
          </table:table-cell>
          <table:table-cell office:value-type="float" office:value="0.210316181182861" calcext:value-type="float">
            <text:p>0,210316181182861</text:p>
          </table:table-cell>
          <table:table-cell table:number-columns-repeated="2" office:value-type="float" office:value="3458" calcext:value-type="float">
            <text:p>3458</text:p>
          </table:table-cell>
          <table:table-cell office:value-type="float" office:value="10.0025777816772" calcext:value-type="float">
            <text:p>10,0025777816772</text:p>
          </table:table-cell>
          <table:table-cell table:number-columns-repeated="2" office:value-type="float" office:value="2212" calcext:value-type="float">
            <text:p>2212</text:p>
          </table:table-cell>
          <table:table-cell office:value-type="float" office:value="10.0223386287689" calcext:value-type="float">
            <text:p>10,0223386287689</text:p>
          </table:table-cell>
          <table:table-cell table:number-columns-repeated="2"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50nodes/dis_55.txt</text:p>
          </table:table-cell>
          <table:table-cell office:value-type="float" office:value="0.0210855007171631" calcext:value-type="float">
            <text:p>0,021085500717163</text:p>
          </table:table-cell>
          <table:table-cell table:number-columns-repeated="2" office:value-type="float" office:value="9276" calcext:value-type="float">
            <text:p>9276</text:p>
          </table:table-cell>
          <table:table-cell office:value-type="float" office:value="0.18888258934021" calcext:value-type="float">
            <text:p>0,18888258934021</text:p>
          </table:table-cell>
          <table:table-cell table:number-columns-repeated="2" office:value-type="float" office:value="3630" calcext:value-type="float">
            <text:p>3630</text:p>
          </table:table-cell>
          <table:table-cell office:value-type="float" office:value="9.99759650230408" calcext:value-type="float">
            <text:p>9,99759650230408</text:p>
          </table:table-cell>
          <table:table-cell table:number-columns-repeated="2" office:value-type="float" office:value="2268" calcext:value-type="float">
            <text:p>2268</text:p>
          </table:table-cell>
          <table:table-cell office:value-type="float" office:value="10.0010514259338" calcext:value-type="float">
            <text:p>10,0010514259338</text:p>
          </table:table-cell>
          <table:table-cell table:number-columns-repeated="2"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50nodes/dis_57.txt</text:p>
          </table:table-cell>
          <table:table-cell office:value-type="float" office:value="0.0240979194641113" calcext:value-type="float">
            <text:p>0,024097919464111</text:p>
          </table:table-cell>
          <table:table-cell table:number-columns-repeated="2" office:value-type="float" office:value="8792" calcext:value-type="float">
            <text:p>8792</text:p>
          </table:table-cell>
          <table:table-cell office:value-type="float" office:value="0.219410181045532" calcext:value-type="float">
            <text:p>0,219410181045532</text:p>
          </table:table-cell>
          <table:table-cell table:number-columns-repeated="2" office:value-type="float" office:value="3300" calcext:value-type="float">
            <text:p>3300</text:p>
          </table:table-cell>
          <table:table-cell office:value-type="float" office:value="9.99744462966919" calcext:value-type="float">
            <text:p>9,99744462966919</text:p>
          </table:table-cell>
          <table:table-cell table:number-columns-repeated="2" office:value-type="float" office:value="2244" calcext:value-type="float">
            <text:p>2244</text:p>
          </table:table-cell>
          <table:table-cell office:value-type="float" office:value="10.0149054527283" calcext:value-type="float">
            <text:p>10,0149054527283</text:p>
          </table:table-cell>
          <table:table-cell table:number-columns-repeated="2"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50nodes/dis_37.txt</text:p>
          </table:table-cell>
          <table:table-cell office:value-type="float" office:value="0.0100071430206299" calcext:value-type="float">
            <text:p>0,01000714302063</text:p>
          </table:table-cell>
          <table:table-cell table:number-columns-repeated="2" office:value-type="float" office:value="10049" calcext:value-type="float">
            <text:p>10049</text:p>
          </table:table-cell>
          <table:table-cell office:value-type="float" office:value="0.259442806243896" calcext:value-type="float">
            <text:p>0,259442806243896</text:p>
          </table:table-cell>
          <table:table-cell table:number-columns-repeated="2" office:value-type="float" office:value="3479" calcext:value-type="float">
            <text:p>3479</text:p>
          </table:table-cell>
          <table:table-cell office:value-type="float" office:value="9.99782299995422" calcext:value-type="float">
            <text:p>9,99782299995422</text:p>
          </table:table-cell>
          <table:table-cell table:number-columns-repeated="2" office:value-type="float" office:value="2127" calcext:value-type="float">
            <text:p>2127</text:p>
          </table:table-cell>
          <table:table-cell office:value-type="float" office:value="10.0142221450806" calcext:value-type="float">
            <text:p>10,0142221450806</text:p>
          </table:table-cell>
          <table:table-cell table:number-columns-repeated="2"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50nodes/dis_4.txt</text:p>
          </table:table-cell>
          <table:table-cell office:value-type="float" office:value="0.00528383255004883" calcext:value-type="float">
            <text:p>0,005283832550049</text:p>
          </table:table-cell>
          <table:table-cell table:number-columns-repeated="2" office:value-type="float" office:value="10127" calcext:value-type="float">
            <text:p>10127</text:p>
          </table:table-cell>
          <table:table-cell office:value-type="float" office:value="0.243310451507568" calcext:value-type="float">
            <text:p>0,243310451507568</text:p>
          </table:table-cell>
          <table:table-cell table:number-columns-repeated="2" office:value-type="float" office:value="3248" calcext:value-type="float">
            <text:p>3248</text:p>
          </table:table-cell>
          <table:table-cell office:value-type="float" office:value="9.99692463874817" calcext:value-type="float">
            <text:p>9,99692463874817</text:p>
          </table:table-cell>
          <table:table-cell table:number-columns-repeated="2" office:value-type="float" office:value="2252" calcext:value-type="float">
            <text:p>2252</text:p>
          </table:table-cell>
          <table:table-cell office:value-type="float" office:value="10.0273764133453" calcext:value-type="float">
            <text:p>10,0273764133453</text:p>
          </table:table-cell>
          <table:table-cell table:number-columns-repeated="2"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50nodes/dis_88.txt</text:p>
          </table:table-cell>
          <table:table-cell office:value-type="float" office:value="0.030684232711792" calcext:value-type="float">
            <text:p>0,030684232711792</text:p>
          </table:table-cell>
          <table:table-cell table:number-columns-repeated="2" office:value-type="float" office:value="9592" calcext:value-type="float">
            <text:p>9592</text:p>
          </table:table-cell>
          <table:table-cell office:value-type="float" office:value="0.276796579360962" calcext:value-type="float">
            <text:p>0,276796579360962</text:p>
          </table:table-cell>
          <table:table-cell table:number-columns-repeated="2" office:value-type="float" office:value="3166" calcext:value-type="float">
            <text:p>3166</text:p>
          </table:table-cell>
          <table:table-cell office:value-type="float" office:value="9.99864339828491" calcext:value-type="float">
            <text:p>9,99864339828491</text:p>
          </table:table-cell>
          <table:table-cell table:number-columns-repeated="2" office:value-type="float" office:value="2106" calcext:value-type="float">
            <text:p>2106</text:p>
          </table:table-cell>
          <table:table-cell office:value-type="float" office:value="10.0165145397186" calcext:value-type="float">
            <text:p>10,0165145397186</text:p>
          </table:table-cell>
          <table:table-cell table:number-columns-repeated="2" office:value-type="float" office:value="4190" calcext:value-type="float">
            <text:p>41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50nodes/dis_25.txt</text:p>
          </table:table-cell>
          <table:table-cell office:value-type="float" office:value="0.010746955871582" calcext:value-type="float">
            <text:p>0,010746955871582</text:p>
          </table:table-cell>
          <table:table-cell table:number-columns-repeated="2" office:value-type="float" office:value="10448" calcext:value-type="float">
            <text:p>10448</text:p>
          </table:table-cell>
          <table:table-cell office:value-type="float" office:value="0.271239519119263" calcext:value-type="float">
            <text:p>0,271239519119263</text:p>
          </table:table-cell>
          <table:table-cell table:number-columns-repeated="2" office:value-type="float" office:value="3450" calcext:value-type="float">
            <text:p>3450</text:p>
          </table:table-cell>
          <table:table-cell office:value-type="float" office:value="9.99849224090576" calcext:value-type="float">
            <text:p>9,99849224090576</text:p>
          </table:table-cell>
          <table:table-cell table:number-columns-repeated="2" office:value-type="float" office:value="2137" calcext:value-type="float">
            <text:p>2137</text:p>
          </table:table-cell>
          <table:table-cell office:value-type="float" office:value="10.0163474082947" calcext:value-type="float">
            <text:p>10,0163474082947</text:p>
          </table:table-cell>
          <table:table-cell table:number-columns-repeated="2"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50nodes/dis_28.txt</text:p>
          </table:table-cell>
          <table:table-cell office:value-type="float" office:value="0.0291805267333984" calcext:value-type="float">
            <text:p>0,029180526733398</text:p>
          </table:table-cell>
          <table:table-cell table:number-columns-repeated="2" office:value-type="float" office:value="8727" calcext:value-type="float">
            <text:p>8727</text:p>
          </table:table-cell>
          <table:table-cell office:value-type="float" office:value="0.262728929519653" calcext:value-type="float">
            <text:p>0,262728929519653</text:p>
          </table:table-cell>
          <table:table-cell table:number-columns-repeated="2" office:value-type="float" office:value="3404" calcext:value-type="float">
            <text:p>3404</text:p>
          </table:table-cell>
          <table:table-cell office:value-type="float" office:value="9.99927544593811" calcext:value-type="float">
            <text:p>9,99927544593811</text:p>
          </table:table-cell>
          <table:table-cell table:number-columns-repeated="2" office:value-type="float" office:value="2046" calcext:value-type="float">
            <text:p>2046</text:p>
          </table:table-cell>
          <table:table-cell office:value-type="float" office:value="10.0025956630707" calcext:value-type="float">
            <text:p>10,0025956630707</text:p>
          </table:table-cell>
          <table:table-cell table:number-columns-repeated="2" office:value-type="float" office:value="4248" calcext:value-type="float">
            <text:p>4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50nodes/dis_86.txt</text:p>
          </table:table-cell>
          <table:table-cell office:value-type="float" office:value="0.00650811195373535" calcext:value-type="float">
            <text:p>0,006508111953735</text:p>
          </table:table-cell>
          <table:table-cell table:number-columns-repeated="2" office:value-type="float" office:value="10407" calcext:value-type="float">
            <text:p>10407</text:p>
          </table:table-cell>
          <table:table-cell office:value-type="float" office:value="0.282629728317261" calcext:value-type="float">
            <text:p>0,282629728317261</text:p>
          </table:table-cell>
          <table:table-cell table:number-columns-repeated="2" office:value-type="float" office:value="3523" calcext:value-type="float">
            <text:p>3523</text:p>
          </table:table-cell>
          <table:table-cell office:value-type="float" office:value="9.99889421463013" calcext:value-type="float">
            <text:p>9,99889421463013</text:p>
          </table:table-cell>
          <table:table-cell table:number-columns-repeated="2" office:value-type="float" office:value="2147" calcext:value-type="float">
            <text:p>2147</text:p>
          </table:table-cell>
          <table:table-cell office:value-type="float" office:value="10.0319442749023" calcext:value-type="float">
            <text:p>10,0319442749023</text:p>
          </table:table-cell>
          <table:table-cell table:number-columns-repeated="2"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50nodes/dis_75.txt</text:p>
          </table:table-cell>
          <table:table-cell office:value-type="float" office:value="0.00990152359008789" calcext:value-type="float">
            <text:p>0,009901523590088</text:p>
          </table:table-cell>
          <table:table-cell table:number-columns-repeated="2" office:value-type="float" office:value="10083" calcext:value-type="float">
            <text:p>10083</text:p>
          </table:table-cell>
          <table:table-cell office:value-type="float" office:value="0.208918571472168" calcext:value-type="float">
            <text:p>0,208918571472168</text:p>
          </table:table-cell>
          <table:table-cell table:number-columns-repeated="2" office:value-type="float" office:value="3535" calcext:value-type="float">
            <text:p>3535</text:p>
          </table:table-cell>
          <table:table-cell office:value-type="float" office:value="9.99691677093506" calcext:value-type="float">
            <text:p>9,99691677093506</text:p>
          </table:table-cell>
          <table:table-cell table:number-columns-repeated="2" office:value-type="float" office:value="2117" calcext:value-type="float">
            <text:p>2117</text:p>
          </table:table-cell>
          <table:table-cell office:value-type="float" office:value="10.0369391441345" calcext:value-type="float">
            <text:p>10,0369391441345</text:p>
          </table:table-cell>
          <table:table-cell table:number-columns-repeated="2"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50nodes/dis_90.txt</text:p>
          </table:table-cell>
          <table:table-cell office:value-type="float" office:value="0.00376105308532715" calcext:value-type="float">
            <text:p>0,003761053085327</text:p>
          </table:table-cell>
          <table:table-cell table:number-columns-repeated="2" office:value-type="float" office:value="11522" calcext:value-type="float">
            <text:p>11522</text:p>
          </table:table-cell>
          <table:table-cell office:value-type="float" office:value="0.208117723464966" calcext:value-type="float">
            <text:p>0,208117723464966</text:p>
          </table:table-cell>
          <table:table-cell table:number-columns-repeated="2" office:value-type="float" office:value="3286" calcext:value-type="float">
            <text:p>3286</text:p>
          </table:table-cell>
          <table:table-cell office:value-type="float" office:value="9.99876260757446" calcext:value-type="float">
            <text:p>9,99876260757446</text:p>
          </table:table-cell>
          <table:table-cell table:number-columns-repeated="2" office:value-type="float" office:value="2137" calcext:value-type="float">
            <text:p>2137</text:p>
          </table:table-cell>
          <table:table-cell office:value-type="float" office:value="10.0046706199646" calcext:value-type="float">
            <text:p>10,0046706199646</text:p>
          </table:table-cell>
          <table:table-cell table:number-columns-repeated="2" office:value-type="float" office:value="4743" calcext:value-type="float">
            <text:p>47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50nodes/dis_8.txt</text:p>
          </table:table-cell>
          <table:table-cell office:value-type="float" office:value="0.0307118892669678" calcext:value-type="float">
            <text:p>0,030711889266968</text:p>
          </table:table-cell>
          <table:table-cell table:number-columns-repeated="2" office:value-type="float" office:value="8448" calcext:value-type="float">
            <text:p>8448</text:p>
          </table:table-cell>
          <table:table-cell office:value-type="float" office:value="0.266988039016724" calcext:value-type="float">
            <text:p>0,266988039016724</text:p>
          </table:table-cell>
          <table:table-cell table:number-columns-repeated="2" office:value-type="float" office:value="3273" calcext:value-type="float">
            <text:p>3273</text:p>
          </table:table-cell>
          <table:table-cell office:value-type="float" office:value="10.0000603199005" calcext:value-type="float">
            <text:p>10,0000603199005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float" office:value="10.0068047046661" calcext:value-type="float">
            <text:p>10,0068047046661</text:p>
          </table:table-cell>
          <table:table-cell table:number-columns-repeated="2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50nodes/dis_35.txt</text:p>
          </table:table-cell>
          <table:table-cell office:value-type="float" office:value="0.0150535106658936" calcext:value-type="float">
            <text:p>0,015053510665894</text:p>
          </table:table-cell>
          <table:table-cell table:number-columns-repeated="2" office:value-type="float" office:value="10170" calcext:value-type="float">
            <text:p>10170</text:p>
          </table:table-cell>
          <table:table-cell office:value-type="float" office:value="0.239747524261475" calcext:value-type="float">
            <text:p>0,239747524261475</text:p>
          </table:table-cell>
          <table:table-cell table:number-columns-repeated="2" office:value-type="float" office:value="3060" calcext:value-type="float">
            <text:p>3060</text:p>
          </table:table-cell>
          <table:table-cell office:value-type="float" office:value="9.99730443954468" calcext:value-type="float">
            <text:p>9,99730443954468</text:p>
          </table:table-cell>
          <table:table-cell table:number-columns-repeated="2" office:value-type="float" office:value="2106" calcext:value-type="float">
            <text:p>2106</text:p>
          </table:table-cell>
          <table:table-cell office:value-type="float" office:value="10.0261280536652" calcext:value-type="float">
            <text:p>10,0261280536652</text:p>
          </table:table-cell>
          <table:table-cell table:number-columns-repeated="2"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50nodes/dis_82.txt</text:p>
          </table:table-cell>
          <table:table-cell office:value-type="float" office:value="0.00729680061340332" calcext:value-type="float">
            <text:p>0,007296800613403</text:p>
          </table:table-cell>
          <table:table-cell table:number-columns-repeated="2" office:value-type="float" office:value="10522" calcext:value-type="float">
            <text:p>10522</text:p>
          </table:table-cell>
          <table:table-cell office:value-type="float" office:value="0.298146724700928" calcext:value-type="float">
            <text:p>0,298146724700928</text:p>
          </table:table-cell>
          <table:table-cell table:number-columns-repeated="2" office:value-type="float" office:value="3011" calcext:value-type="float">
            <text:p>3011</text:p>
          </table:table-cell>
          <table:table-cell office:value-type="float" office:value="9.99871611595154" calcext:value-type="float">
            <text:p>9,99871611595154</text:p>
          </table:table-cell>
          <table:table-cell table:number-columns-repeated="2" office:value-type="float" office:value="2161" calcext:value-type="float">
            <text:p>2161</text:p>
          </table:table-cell>
          <table:table-cell office:value-type="float" office:value="10.0216100215912" calcext:value-type="float">
            <text:p>10,0216100215912</text:p>
          </table:table-cell>
          <table:table-cell table:number-columns-repeated="2"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50nodes/dis_13.txt</text:p>
          </table:table-cell>
          <table:table-cell office:value-type="float" office:value="0.00527119636535645" calcext:value-type="float">
            <text:p>0,005271196365356</text:p>
          </table:table-cell>
          <table:table-cell table:number-columns-repeated="2" office:value-type="float" office:value="10299" calcext:value-type="float">
            <text:p>10299</text:p>
          </table:table-cell>
          <table:table-cell office:value-type="float" office:value="0.260079622268677" calcext:value-type="float">
            <text:p>0,260079622268677</text:p>
          </table:table-cell>
          <table:table-cell table:number-columns-repeated="2" office:value-type="float" office:value="2938" calcext:value-type="float">
            <text:p>2938</text:p>
          </table:table-cell>
          <table:table-cell office:value-type="float" office:value="10.0012056827545" calcext:value-type="float">
            <text:p>10,0012056827545</text:p>
          </table:table-cell>
          <table:table-cell table:number-columns-repeated="2" office:value-type="float" office:value="2030" calcext:value-type="float">
            <text:p>2030</text:p>
          </table:table-cell>
          <table:table-cell office:value-type="float" office:value="10.0073683261871" calcext:value-type="float">
            <text:p>10,0073683261871</text:p>
          </table:table-cell>
          <table:table-cell table:number-columns-repeated="2"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50nodes/dis_53.txt</text:p>
          </table:table-cell>
          <table:table-cell office:value-type="float" office:value="0.00437474250793457" calcext:value-type="float">
            <text:p>0,004374742507935</text:p>
          </table:table-cell>
          <table:table-cell table:number-columns-repeated="2" office:value-type="float" office:value="10360" calcext:value-type="float">
            <text:p>10360</text:p>
          </table:table-cell>
          <table:table-cell office:value-type="float" office:value="0.221197366714478" calcext:value-type="float">
            <text:p>0,221197366714478</text:p>
          </table:table-cell>
          <table:table-cell table:number-columns-repeated="2" office:value-type="float" office:value="3521" calcext:value-type="float">
            <text:p>3521</text:p>
          </table:table-cell>
          <table:table-cell office:value-type="float" office:value="9.99709558486939" calcext:value-type="float">
            <text:p>9,99709558486939</text:p>
          </table:table-cell>
          <table:table-cell table:number-columns-repeated="2" office:value-type="float" office:value="1979" calcext:value-type="float">
            <text:p>1979</text:p>
          </table:table-cell>
          <table:table-cell office:value-type="float" office:value="10.0076558589935" calcext:value-type="float">
            <text:p>10,0076558589935</text:p>
          </table:table-cell>
          <table:table-cell table:number-columns-repeated="2"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50nodes/dis_31.txt</text:p>
          </table:table-cell>
          <table:table-cell office:value-type="float" office:value="0.0090932846069336" calcext:value-type="float">
            <text:p>0,009093284606934</text:p>
          </table:table-cell>
          <table:table-cell table:number-columns-repeated="2" office:value-type="float" office:value="10417" calcext:value-type="float">
            <text:p>10417</text:p>
          </table:table-cell>
          <table:table-cell office:value-type="float" office:value="0.265832901000977" calcext:value-type="float">
            <text:p>0,265832901000977</text:p>
          </table:table-cell>
          <table:table-cell table:number-columns-repeated="2" office:value-type="float" office:value="3091" calcext:value-type="float">
            <text:p>3091</text:p>
          </table:table-cell>
          <table:table-cell office:value-type="float" office:value="10.000040769577" calcext:value-type="float">
            <text:p>10,000040769577</text:p>
          </table:table-cell>
          <table:table-cell table:number-columns-repeated="2" office:value-type="float" office:value="2145" calcext:value-type="float">
            <text:p>2145</text:p>
          </table:table-cell>
          <table:table-cell office:value-type="float" office:value="10.0159475803375" calcext:value-type="float">
            <text:p>10,0159475803375</text:p>
          </table:table-cell>
          <table:table-cell table:number-columns-repeated="2"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50nodes/dis_47.txt</text:p>
          </table:table-cell>
          <table:table-cell office:value-type="float" office:value="0.0198624134063721" calcext:value-type="float">
            <text:p>0,019862413406372</text:p>
          </table:table-cell>
          <table:table-cell table:number-columns-repeated="2" office:value-type="float" office:value="9420" calcext:value-type="float">
            <text:p>9420</text:p>
          </table:table-cell>
          <table:table-cell office:value-type="float" office:value="0.282435655593872" calcext:value-type="float">
            <text:p>0,282435655593872</text:p>
          </table:table-cell>
          <table:table-cell table:number-columns-repeated="2" office:value-type="float" office:value="2881" calcext:value-type="float">
            <text:p>2881</text:p>
          </table:table-cell>
          <table:table-cell office:value-type="float" office:value="9.99813318252564" calcext:value-type="float">
            <text:p>9,99813318252564</text:p>
          </table:table-cell>
          <table:table-cell table:number-columns-repeated="2" office:value-type="float" office:value="1989" calcext:value-type="float">
            <text:p>1989</text:p>
          </table:table-cell>
          <table:table-cell office:value-type="float" office:value="10.0057389736176" calcext:value-type="float">
            <text:p>10,0057389736176</text:p>
          </table:table-cell>
          <table:table-cell table:number-columns-repeated="2"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50nodes/dis_52.txt</text:p>
          </table:table-cell>
          <table:table-cell office:value-type="float" office:value="0.0120339393615723" calcext:value-type="float">
            <text:p>0,012033939361572</text:p>
          </table:table-cell>
          <table:table-cell table:number-columns-repeated="2" office:value-type="float" office:value="9966" calcext:value-type="float">
            <text:p>9966</text:p>
          </table:table-cell>
          <table:table-cell office:value-type="float" office:value="0.232900857925415" calcext:value-type="float">
            <text:p>0,232900857925415</text:p>
          </table:table-cell>
          <table:table-cell table:number-columns-repeated="2" office:value-type="float" office:value="3279" calcext:value-type="float">
            <text:p>3279</text:p>
          </table:table-cell>
          <table:table-cell office:value-type="float" office:value="9.99813103675842" calcext:value-type="float">
            <text:p>9,99813103675842</text:p>
          </table:table-cell>
          <table:table-cell table:number-columns-repeated="2" office:value-type="float" office:value="2045" calcext:value-type="float">
            <text:p>2045</text:p>
          </table:table-cell>
          <table:table-cell office:value-type="float" office:value="10.0076329708099" calcext:value-type="float">
            <text:p>10,0076329708099</text:p>
          </table:table-cell>
          <table:table-cell table:number-columns-repeated="2" office:value-type="float" office:value="4296" calcext:value-type="float">
            <text:p>42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50nodes/dis_70.txt</text:p>
          </table:table-cell>
          <table:table-cell office:value-type="float" office:value="0.0428488254547119" calcext:value-type="float">
            <text:p>0,042848825454712</text:p>
          </table:table-cell>
          <table:table-cell table:number-columns-repeated="2" office:value-type="float" office:value="7528" calcext:value-type="float">
            <text:p>7528</text:p>
          </table:table-cell>
          <table:table-cell office:value-type="float" office:value="0.257855415344238" calcext:value-type="float">
            <text:p>0,257855415344238</text:p>
          </table:table-cell>
          <table:table-cell table:number-columns-repeated="2" office:value-type="float" office:value="3223" calcext:value-type="float">
            <text:p>3223</text:p>
          </table:table-cell>
          <table:table-cell office:value-type="float" office:value="9.99734973907471" calcext:value-type="float">
            <text:p>9,99734973907471</text:p>
          </table:table-cell>
          <table:table-cell table:number-columns-repeated="2" office:value-type="float" office:value="2163" calcext:value-type="float">
            <text:p>2163</text:p>
          </table:table-cell>
          <table:table-cell office:value-type="float" office:value="10.015252828598" calcext:value-type="float">
            <text:p>10,015252828598</text:p>
          </table:table-cell>
          <table:table-cell table:number-columns-repeated="2"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50nodes/dis_92.txt</text:p>
          </table:table-cell>
          <table:table-cell office:value-type="float" office:value="0.0115053653717041" calcext:value-type="float">
            <text:p>0,011505365371704</text:p>
          </table:table-cell>
          <table:table-cell table:number-columns-repeated="2" office:value-type="float" office:value="9617" calcext:value-type="float">
            <text:p>9617</text:p>
          </table:table-cell>
          <table:table-cell office:value-type="float" office:value="0.274761199951172" calcext:value-type="float">
            <text:p>0,274761199951172</text:p>
          </table:table-cell>
          <table:table-cell table:number-columns-repeated="2" office:value-type="float" office:value="3053" calcext:value-type="float">
            <text:p>3053</text:p>
          </table:table-cell>
          <table:table-cell office:value-type="float" office:value="9.99845910072327" calcext:value-type="float">
            <text:p>9,99845910072327</text:p>
          </table:table-cell>
          <table:table-cell table:number-columns-repeated="2" office:value-type="float" office:value="2141" calcext:value-type="float">
            <text:p>2141</text:p>
          </table:table-cell>
          <table:table-cell office:value-type="float" office:value="10.0293402671814" calcext:value-type="float">
            <text:p>10,0293402671814</text:p>
          </table:table-cell>
          <table:table-cell table:number-columns-repeated="2" office:value-type="float" office:value="3851" calcext:value-type="float">
            <text:p>38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50nodes/dis_22.txt</text:p>
          </table:table-cell>
          <table:table-cell office:value-type="float" office:value="0.0181751251220703" calcext:value-type="float">
            <text:p>0,01817512512207</text:p>
          </table:table-cell>
          <table:table-cell table:number-columns-repeated="2" office:value-type="float" office:value="10036" calcext:value-type="float">
            <text:p>10036</text:p>
          </table:table-cell>
          <table:table-cell office:value-type="float" office:value="0.215760469436645" calcext:value-type="float">
            <text:p>0,215760469436645</text:p>
          </table:table-cell>
          <table:table-cell table:number-columns-repeated="2" office:value-type="float" office:value="3735" calcext:value-type="float">
            <text:p>3735</text:p>
          </table:table-cell>
          <table:table-cell office:value-type="float" office:value="9.99717807769775" calcext:value-type="float">
            <text:p>9,99717807769775</text:p>
          </table:table-cell>
          <table:table-cell table:number-columns-repeated="2" office:value-type="float" office:value="2104" calcext:value-type="float">
            <text:p>2104</text:p>
          </table:table-cell>
          <table:table-cell office:value-type="float" office:value="10.0329809188843" calcext:value-type="float">
            <text:p>10,0329809188843</text:p>
          </table:table-cell>
          <table:table-cell table:number-columns-repeated="2"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./data/50nodes/dis_0.txt</text:p>
          </table:table-cell>
          <table:table-cell office:value-type="float" office:value="0.00618529319763184" calcext:value-type="float">
            <text:p>0,006185293197632</text:p>
          </table:table-cell>
          <table:table-cell table:number-columns-repeated="2" office:value-type="float" office:value="10975" calcext:value-type="float">
            <text:p>10975</text:p>
          </table:table-cell>
          <table:table-cell office:value-type="float" office:value="0.239876985549927" calcext:value-type="float">
            <text:p>0,239876985549927</text:p>
          </table:table-cell>
          <table:table-cell table:number-columns-repeated="2" office:value-type="float" office:value="3334" calcext:value-type="float">
            <text:p>3334</text:p>
          </table:table-cell>
          <table:table-cell office:value-type="float" office:value="9.99776482582092" calcext:value-type="float">
            <text:p>9,99776482582092</text:p>
          </table:table-cell>
          <table:table-cell table:number-columns-repeated="2" office:value-type="float" office:value="2126" calcext:value-type="float">
            <text:p>2126</text:p>
          </table:table-cell>
          <table:table-cell office:value-type="float" office:value="10.0117449760437" calcext:value-type="float">
            <text:p>10,0117449760437</text:p>
          </table:table-cell>
          <table:table-cell table:number-columns-repeated="2" office:value-type="float" office:value="4109" calcext:value-type="float">
            <text:p>41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./data/50nodes/dis_61.txt</text:p>
          </table:table-cell>
          <table:table-cell office:value-type="float" office:value="0.0138156414031982" calcext:value-type="float">
            <text:p>0,013815641403198</text:p>
          </table:table-cell>
          <table:table-cell table:number-columns-repeated="2" office:value-type="float" office:value="9698" calcext:value-type="float">
            <text:p>9698</text:p>
          </table:table-cell>
          <table:table-cell office:value-type="float" office:value="0.251102209091186" calcext:value-type="float">
            <text:p>0,251102209091186</text:p>
          </table:table-cell>
          <table:table-cell table:number-columns-repeated="2" office:value-type="float" office:value="3426" calcext:value-type="float">
            <text:p>3426</text:p>
          </table:table-cell>
          <table:table-cell office:value-type="float" office:value="10.0011901855469" calcext:value-type="float">
            <text:p>10,0011901855469</text:p>
          </table:table-cell>
          <table:table-cell table:number-columns-repeated="2" office:value-type="float" office:value="2227" calcext:value-type="float">
            <text:p>2227</text:p>
          </table:table-cell>
          <table:table-cell office:value-type="float" office:value="10.0117149353027" calcext:value-type="float">
            <text:p>10,0117149353027</text:p>
          </table:table-cell>
          <table:table-cell table:number-columns-repeated="2"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./data/50nodes/dis_6.txt</text:p>
          </table:table-cell>
          <table:table-cell office:value-type="float" office:value="0.0108911991119385" calcext:value-type="float">
            <text:p>0,010891199111939</text:p>
          </table:table-cell>
          <table:table-cell table:number-columns-repeated="2" office:value-type="float" office:value="10268" calcext:value-type="float">
            <text:p>10268</text:p>
          </table:table-cell>
          <table:table-cell office:value-type="float" office:value="0.220636129379272" calcext:value-type="float">
            <text:p>0,220636129379272</text:p>
          </table:table-cell>
          <table:table-cell table:number-columns-repeated="2" office:value-type="float" office:value="3608" calcext:value-type="float">
            <text:p>3608</text:p>
          </table:table-cell>
          <table:table-cell office:value-type="float" office:value="9.99897623062134" calcext:value-type="float">
            <text:p>9,99897623062134</text:p>
          </table:table-cell>
          <table:table-cell table:number-columns-repeated="2" office:value-type="float" office:value="2138" calcext:value-type="float">
            <text:p>2138</text:p>
          </table:table-cell>
          <table:table-cell office:value-type="float" office:value="10.032196521759" calcext:value-type="float">
            <text:p>10,032196521759</text:p>
          </table:table-cell>
          <table:table-cell table:number-columns-repeated="2"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./data/50nodes/dis_30.txt</text:p>
          </table:table-cell>
          <table:table-cell office:value-type="float" office:value="0.0276913642883301" calcext:value-type="float">
            <text:p>0,02769136428833</text:p>
          </table:table-cell>
          <table:table-cell table:number-columns-repeated="2" office:value-type="float" office:value="7939" calcext:value-type="float">
            <text:p>7939</text:p>
          </table:table-cell>
          <table:table-cell office:value-type="float" office:value="0.34269380569458" calcext:value-type="float">
            <text:p>0,34269380569458</text:p>
          </table:table-cell>
          <table:table-cell table:number-columns-repeated="2" office:value-type="float" office:value="2472" calcext:value-type="float">
            <text:p>2472</text:p>
          </table:table-cell>
          <table:table-cell office:value-type="float" office:value="10.0049457550049" calcext:value-type="float">
            <text:p>10,0049457550049</text:p>
          </table:table-cell>
          <table:table-cell table:number-columns-repeated="2" office:value-type="float" office:value="1941" calcext:value-type="float">
            <text:p>1941</text:p>
          </table:table-cell>
          <table:table-cell office:value-type="float" office:value="10.0063350200653" calcext:value-type="float">
            <text:p>10,0063350200653</text:p>
          </table:table-cell>
          <table:table-cell table:number-columns-repeated="2"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./data/50nodes/dis_11.txt</text:p>
          </table:table-cell>
          <table:table-cell office:value-type="float" office:value="0.0137763023376465" calcext:value-type="float">
            <text:p>0,013776302337647</text:p>
          </table:table-cell>
          <table:table-cell table:number-columns-repeated="2" office:value-type="float" office:value="9669" calcext:value-type="float">
            <text:p>9669</text:p>
          </table:table-cell>
          <table:table-cell office:value-type="float" office:value="0.223444223403931" calcext:value-type="float">
            <text:p>0,223444223403931</text:p>
          </table:table-cell>
          <table:table-cell table:number-columns-repeated="2" office:value-type="float" office:value="3283" calcext:value-type="float">
            <text:p>3283</text:p>
          </table:table-cell>
          <table:table-cell office:value-type="float" office:value="10.0007519721985" calcext:value-type="float">
            <text:p>10,0007519721985</text:p>
          </table:table-cell>
          <table:table-cell table:number-columns-repeated="2" office:value-type="float" office:value="2152" calcext:value-type="float">
            <text:p>2152</text:p>
          </table:table-cell>
          <table:table-cell office:value-type="float" office:value="10.0337352752686" calcext:value-type="float">
            <text:p>10,0337352752686</text:p>
          </table:table-cell>
          <table:table-cell table:number-columns-repeated="2" office:value-type="float" office:value="4331" calcext:value-type="float">
            <text:p>43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./data/50nodes/dis_87.txt</text:p>
          </table:table-cell>
          <table:table-cell office:value-type="float" office:value="0.00481796264648438" calcext:value-type="float">
            <text:p>0,004817962646484</text:p>
          </table:table-cell>
          <table:table-cell table:number-columns-repeated="2" office:value-type="float" office:value="10299" calcext:value-type="float">
            <text:p>10299</text:p>
          </table:table-cell>
          <table:table-cell office:value-type="float" office:value="0.234511613845825" calcext:value-type="float">
            <text:p>0,234511613845825</text:p>
          </table:table-cell>
          <table:table-cell table:number-columns-repeated="2" office:value-type="float" office:value="3797" calcext:value-type="float">
            <text:p>3797</text:p>
          </table:table-cell>
          <table:table-cell office:value-type="float" office:value="9.99837303161621" calcext:value-type="float">
            <text:p>9,99837303161621</text:p>
          </table:table-cell>
          <table:table-cell table:number-columns-repeated="2" office:value-type="float" office:value="2173" calcext:value-type="float">
            <text:p>2173</text:p>
          </table:table-cell>
          <table:table-cell office:value-type="float" office:value="10.0165455341339" calcext:value-type="float">
            <text:p>10,0165455341339</text:p>
          </table:table-cell>
          <table:table-cell table:number-columns-repeated="2"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./data/50nodes/dis_41.txt</text:p>
          </table:table-cell>
          <table:table-cell office:value-type="float" office:value="0.0159075260162354" calcext:value-type="float">
            <text:p>0,015907526016235</text:p>
          </table:table-cell>
          <table:table-cell table:number-columns-repeated="2" office:value-type="float" office:value="10062" calcext:value-type="float">
            <text:p>10062</text:p>
          </table:table-cell>
          <table:table-cell office:value-type="float" office:value="0.232065677642822" calcext:value-type="float">
            <text:p>0,232065677642822</text:p>
          </table:table-cell>
          <table:table-cell table:number-columns-repeated="2" office:value-type="float" office:value="3071" calcext:value-type="float">
            <text:p>3071</text:p>
          </table:table-cell>
          <table:table-cell office:value-type="float" office:value="9.99946999549866" calcext:value-type="float">
            <text:p>9,99946999549866</text:p>
          </table:table-cell>
          <table:table-cell table:number-columns-repeated="2" office:value-type="float" office:value="2110" calcext:value-type="float">
            <text:p>2110</text:p>
          </table:table-cell>
          <table:table-cell office:value-type="float" office:value="10.0116872787476" calcext:value-type="float">
            <text:p>10,0116872787476</text:p>
          </table:table-cell>
          <table:table-cell table:number-columns-repeated="2"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./data/50nodes/dis_91.txt</text:p>
          </table:table-cell>
          <table:table-cell office:value-type="float" office:value="0.00919866561889648" calcext:value-type="float">
            <text:p>0,009198665618896</text:p>
          </table:table-cell>
          <table:table-cell table:number-columns-repeated="2" office:value-type="float" office:value="9390" calcext:value-type="float">
            <text:p>9390</text:p>
          </table:table-cell>
          <table:table-cell office:value-type="float" office:value="0.337522745132446" calcext:value-type="float">
            <text:p>0,337522745132446</text:p>
          </table:table-cell>
          <table:table-cell table:number-columns-repeated="2" office:value-type="float" office:value="2827" calcext:value-type="float">
            <text:p>2827</text:p>
          </table:table-cell>
          <table:table-cell office:value-type="float" office:value="10.0017013549805" calcext:value-type="float">
            <text:p>10,0017013549805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9.99939703941345" calcext:value-type="float">
            <text:p>9,99939703941345</text:p>
          </table:table-cell>
          <table:table-cell table:number-columns-repeated="2" office:value-type="float" office:value="4393" calcext:value-type="float">
            <text:p>43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./data/50nodes/dis_34.txt</text:p>
          </table:table-cell>
          <table:table-cell office:value-type="float" office:value="0.01314377784729" calcext:value-type="float">
            <text:p>0,01314377784729</text:p>
          </table:table-cell>
          <table:table-cell table:number-columns-repeated="2" office:value-type="float" office:value="10235" calcext:value-type="float">
            <text:p>10235</text:p>
          </table:table-cell>
          <table:table-cell office:value-type="float" office:value="0.252887487411499" calcext:value-type="float">
            <text:p>0,252887487411499</text:p>
          </table:table-cell>
          <table:table-cell table:number-columns-repeated="2" office:value-type="float" office:value="2724" calcext:value-type="float">
            <text:p>2724</text:p>
          </table:table-cell>
          <table:table-cell office:value-type="float" office:value="9.99836611747742" calcext:value-type="float">
            <text:p>9,99836611747742</text:p>
          </table:table-cell>
          <table:table-cell table:number-columns-repeated="2" office:value-type="float" office:value="2239" calcext:value-type="float">
            <text:p>2239</text:p>
          </table:table-cell>
          <table:table-cell office:value-type="float" office:value="10.0300705432892" calcext:value-type="float">
            <text:p>10,0300705432892</text:p>
          </table:table-cell>
          <table:table-cell table:number-columns-repeated="2"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./data/50nodes/dis_73.txt</text:p>
          </table:table-cell>
          <table:table-cell office:value-type="float" office:value="0.0514483451843262" calcext:value-type="float">
            <text:p>0,051448345184326</text:p>
          </table:table-cell>
          <table:table-cell table:number-columns-repeated="2" office:value-type="float" office:value="8240" calcext:value-type="float">
            <text:p>8240</text:p>
          </table:table-cell>
          <table:table-cell office:value-type="float" office:value="0.297749519348145" calcext:value-type="float">
            <text:p>0,297749519348145</text:p>
          </table:table-cell>
          <table:table-cell table:number-columns-repeated="2" office:value-type="float" office:value="2867" calcext:value-type="float">
            <text:p>2867</text:p>
          </table:table-cell>
          <table:table-cell office:value-type="float" office:value="9.9985978603363" calcext:value-type="float">
            <text:p>9,9985978603363</text:p>
          </table:table-cell>
          <table:table-cell table:number-columns-repeated="2" office:value-type="float" office:value="2183" calcext:value-type="float">
            <text:p>2183</text:p>
          </table:table-cell>
          <table:table-cell office:value-type="float" office:value="10.0290887355804" calcext:value-type="float">
            <text:p>10,0290887355804</text:p>
          </table:table-cell>
          <table:table-cell table:number-columns-repeated="2"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./data/50nodes/dis_36.txt</text:p>
          </table:table-cell>
          <table:table-cell office:value-type="float" office:value="0.00461554527282715" calcext:value-type="float">
            <text:p>0,004615545272827</text:p>
          </table:table-cell>
          <table:table-cell table:number-columns-repeated="2" office:value-type="float" office:value="10801" calcext:value-type="float">
            <text:p>10801</text:p>
          </table:table-cell>
          <table:table-cell office:value-type="float" office:value="0.234041929244995" calcext:value-type="float">
            <text:p>0,234041929244995</text:p>
          </table:table-cell>
          <table:table-cell table:number-columns-repeated="2" office:value-type="float" office:value="3677" calcext:value-type="float">
            <text:p>3677</text:p>
          </table:table-cell>
          <table:table-cell office:value-type="float" office:value="10.000146150589" calcext:value-type="float">
            <text:p>10,000146150589</text:p>
          </table:table-cell>
          <table:table-cell table:number-columns-repeated="2" office:value-type="float" office:value="2127" calcext:value-type="float">
            <text:p>2127</text:p>
          </table:table-cell>
          <table:table-cell office:value-type="float" office:value="10.0045628547668" calcext:value-type="float">
            <text:p>10,0045628547668</text:p>
          </table:table-cell>
          <table:table-cell table:number-columns-repeated="2" office:value-type="float" office:value="4194" calcext:value-type="float">
            <text:p>41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./data/50nodes/dis_71.txt</text:p>
          </table:table-cell>
          <table:table-cell office:value-type="float" office:value="0.011350154876709" calcext:value-type="float">
            <text:p>0,011350154876709</text:p>
          </table:table-cell>
          <table:table-cell table:number-columns-repeated="2" office:value-type="float" office:value="9528" calcext:value-type="float">
            <text:p>9528</text:p>
          </table:table-cell>
          <table:table-cell office:value-type="float" office:value="0.216976642608643" calcext:value-type="float">
            <text:p>0,216976642608643</text:p>
          </table:table-cell>
          <table:table-cell table:number-columns-repeated="2" office:value-type="float" office:value="3937" calcext:value-type="float">
            <text:p>3937</text:p>
          </table:table-cell>
          <table:table-cell office:value-type="float" office:value="9.99825739860535" calcext:value-type="float">
            <text:p>9,99825739860535</text:p>
          </table:table-cell>
          <table:table-cell table:number-columns-repeated="2" office:value-type="float" office:value="2040" calcext:value-type="float">
            <text:p>2040</text:p>
          </table:table-cell>
          <table:table-cell office:value-type="float" office:value="10.0163350105286" calcext:value-type="float">
            <text:p>10,0163350105286</text:p>
          </table:table-cell>
          <table:table-cell table:number-columns-repeated="2"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./data/50nodes/dis_62.txt</text:p>
          </table:table-cell>
          <table:table-cell office:value-type="float" office:value="0.0070343017578125" calcext:value-type="float">
            <text:p>0,007034301757813</text:p>
          </table:table-cell>
          <table:table-cell table:number-columns-repeated="2" office:value-type="float" office:value="11085" calcext:value-type="float">
            <text:p>11085</text:p>
          </table:table-cell>
          <table:table-cell office:value-type="float" office:value="0.289806604385376" calcext:value-type="float">
            <text:p>0,289806604385376</text:p>
          </table:table-cell>
          <table:table-cell table:number-columns-repeated="2" office:value-type="float" office:value="3550" calcext:value-type="float">
            <text:p>3550</text:p>
          </table:table-cell>
          <table:table-cell office:value-type="float" office:value="9.99928140640259" calcext:value-type="float">
            <text:p>9,99928140640259</text:p>
          </table:table-cell>
          <table:table-cell table:number-columns-repeated="2" office:value-type="float" office:value="1999" calcext:value-type="float">
            <text:p>1999</text:p>
          </table:table-cell>
          <table:table-cell office:value-type="float" office:value="10.0332164764404" calcext:value-type="float">
            <text:p>10,0332164764404</text:p>
          </table:table-cell>
          <table:table-cell table:number-columns-repeated="2"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./data/50nodes/dis_97.txt</text:p>
          </table:table-cell>
          <table:table-cell office:value-type="float" office:value="0.0198338031768799" calcext:value-type="float">
            <text:p>0,01983380317688</text:p>
          </table:table-cell>
          <table:table-cell table:number-columns-repeated="2" office:value-type="float" office:value="8402" calcext:value-type="float">
            <text:p>8402</text:p>
          </table:table-cell>
          <table:table-cell office:value-type="float" office:value="0.222094058990478" calcext:value-type="float">
            <text:p>0,222094058990478</text:p>
          </table:table-cell>
          <table:table-cell table:number-columns-repeated="2" office:value-type="float" office:value="3454" calcext:value-type="float">
            <text:p>3454</text:p>
          </table:table-cell>
          <table:table-cell office:value-type="float" office:value="9.99814629554749" calcext:value-type="float">
            <text:p>9,99814629554749</text:p>
          </table:table-cell>
          <table:table-cell table:number-columns-repeated="2" office:value-type="float" office:value="1994" calcext:value-type="float">
            <text:p>1994</text:p>
          </table:table-cell>
          <table:table-cell office:value-type="float" office:value="9.99758720397949" calcext:value-type="float">
            <text:p>9,99758720397949</text:p>
          </table:table-cell>
          <table:table-cell table:number-columns-repeated="2"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./data/50nodes/dis_18.txt</text:p>
          </table:table-cell>
          <table:table-cell office:value-type="float" office:value="0.0116949081420898" calcext:value-type="float">
            <text:p>0,01169490814209</text:p>
          </table:table-cell>
          <table:table-cell table:number-columns-repeated="2" office:value-type="float" office:value="9785" calcext:value-type="float">
            <text:p>9785</text:p>
          </table:table-cell>
          <table:table-cell office:value-type="float" office:value="0.273475170135498" calcext:value-type="float">
            <text:p>0,273475170135498</text:p>
          </table:table-cell>
          <table:table-cell table:number-columns-repeated="2" office:value-type="float" office:value="3696" calcext:value-type="float">
            <text:p>3696</text:p>
          </table:table-cell>
          <table:table-cell office:value-type="float" office:value="9.99659299850464" calcext:value-type="float">
            <text:p>9,99659299850464</text:p>
          </table:table-cell>
          <table:table-cell table:number-columns-repeated="2" office:value-type="float" office:value="2357" calcext:value-type="float">
            <text:p>2357</text:p>
          </table:table-cell>
          <table:table-cell office:value-type="float" office:value="9.99790716171265" calcext:value-type="float">
            <text:p>9,99790716171265</text:p>
          </table:table-cell>
          <table:table-cell table:number-columns-repeated="2"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./data/50nodes/dis_63.txt</text:p>
          </table:table-cell>
          <table:table-cell office:value-type="float" office:value="0.0194995403289795" calcext:value-type="float">
            <text:p>0,01949954032898</text:p>
          </table:table-cell>
          <table:table-cell table:number-columns-repeated="2" office:value-type="float" office:value="9005" calcext:value-type="float">
            <text:p>9005</text:p>
          </table:table-cell>
          <table:table-cell office:value-type="float" office:value="0.300349712371826" calcext:value-type="float">
            <text:p>0,300349712371826</text:p>
          </table:table-cell>
          <table:table-cell table:number-columns-repeated="2" office:value-type="float" office:value="3102" calcext:value-type="float">
            <text:p>3102</text:p>
          </table:table-cell>
          <table:table-cell office:value-type="float" office:value="9.99990558624268" calcext:value-type="float">
            <text:p>9,99990558624268</text:p>
          </table:table-cell>
          <table:table-cell table:number-columns-repeated="2" office:value-type="float" office:value="2185" calcext:value-type="float">
            <text:p>2185</text:p>
          </table:table-cell>
          <table:table-cell office:value-type="float" office:value="10.0056085586548" calcext:value-type="float">
            <text:p>10,0056085586548</text:p>
          </table:table-cell>
          <table:table-cell table:number-columns-repeated="2"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./data/50nodes/dis_2.txt</text:p>
          </table:table-cell>
          <table:table-cell office:value-type="float" office:value="0.0158622264862061" calcext:value-type="float">
            <text:p>0,015862226486206</text:p>
          </table:table-cell>
          <table:table-cell table:number-columns-repeated="2" office:value-type="float" office:value="9340" calcext:value-type="float">
            <text:p>9340</text:p>
          </table:table-cell>
          <table:table-cell office:value-type="float" office:value="0.261939764022827" calcext:value-type="float">
            <text:p>0,261939764022827</text:p>
          </table:table-cell>
          <table:table-cell table:number-columns-repeated="2" office:value-type="float" office:value="3131" calcext:value-type="float">
            <text:p>3131</text:p>
          </table:table-cell>
          <table:table-cell office:value-type="float" office:value="10.0004599094391" calcext:value-type="float">
            <text:p>10,0004599094391</text:p>
          </table:table-cell>
          <table:table-cell table:number-columns-repeated="2" office:value-type="float" office:value="2271" calcext:value-type="float">
            <text:p>2271</text:p>
          </table:table-cell>
          <table:table-cell office:value-type="float" office:value="10.0399975776672" calcext:value-type="float">
            <text:p>10,0399975776672</text:p>
          </table:table-cell>
          <table:table-cell table:number-columns-repeated="2"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./data/50nodes/dis_40.txt</text:p>
          </table:table-cell>
          <table:table-cell office:value-type="float" office:value="0.0298717021942139" calcext:value-type="float">
            <text:p>0,029871702194214</text:p>
          </table:table-cell>
          <table:table-cell table:number-columns-repeated="2" office:value-type="float" office:value="10216" calcext:value-type="float">
            <text:p>10216</text:p>
          </table:table-cell>
          <table:table-cell office:value-type="float" office:value="0.248025178909302" calcext:value-type="float">
            <text:p>0,248025178909302</text:p>
          </table:table-cell>
          <table:table-cell table:number-columns-repeated="2" office:value-type="float" office:value="3362" calcext:value-type="float">
            <text:p>3362</text:p>
          </table:table-cell>
          <table:table-cell office:value-type="float" office:value="9.99887847900391" calcext:value-type="float">
            <text:p>9,99887847900391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10.0341594219208" calcext:value-type="float">
            <text:p>10,0341594219208</text:p>
          </table:table-cell>
          <table:table-cell table:number-columns-repeated="2" office:value-type="float" office:value="4348" calcext:value-type="float">
            <text:p>43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./data/50nodes/dis_20.txt</text:p>
          </table:table-cell>
          <table:table-cell office:value-type="float" office:value="0.0222327709197998" calcext:value-type="float">
            <text:p>0,0222327709198</text:p>
          </table:table-cell>
          <table:table-cell table:number-columns-repeated="2" office:value-type="float" office:value="9282" calcext:value-type="float">
            <text:p>9282</text:p>
          </table:table-cell>
          <table:table-cell office:value-type="float" office:value="0.209146738052368" calcext:value-type="float">
            <text:p>0,209146738052368</text:p>
          </table:table-cell>
          <table:table-cell table:number-columns-repeated="2" office:value-type="float" office:value="3774" calcext:value-type="float">
            <text:p>3774</text:p>
          </table:table-cell>
          <table:table-cell office:value-type="float" office:value="9.99806427955627" calcext:value-type="float">
            <text:p>9,99806427955627</text:p>
          </table:table-cell>
          <table:table-cell table:number-columns-repeated="2" office:value-type="float" office:value="2150" calcext:value-type="float">
            <text:p>2150</text:p>
          </table:table-cell>
          <table:table-cell office:value-type="float" office:value="10.0096824169159" calcext:value-type="float">
            <text:p>10,0096824169159</text:p>
          </table:table-cell>
          <table:table-cell table:number-columns-repeated="2"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./data/50nodes/dis_94.txt</text:p>
          </table:table-cell>
          <table:table-cell office:value-type="float" office:value="0.0224027633666992" calcext:value-type="float">
            <text:p>0,022402763366699</text:p>
          </table:table-cell>
          <table:table-cell table:number-columns-repeated="2" office:value-type="float" office:value="9959" calcext:value-type="float">
            <text:p>9959</text:p>
          </table:table-cell>
          <table:table-cell office:value-type="float" office:value="0.275283336639404" calcext:value-type="float">
            <text:p>0,275283336639404</text:p>
          </table:table-cell>
          <table:table-cell table:number-columns-repeated="2" office:value-type="float" office:value="3345" calcext:value-type="float">
            <text:p>3345</text:p>
          </table:table-cell>
          <table:table-cell office:value-type="float" office:value="9.99774479866028" calcext:value-type="float">
            <text:p>9,99774479866028</text:p>
          </table:table-cell>
          <table:table-cell table:number-columns-repeated="2" office:value-type="float" office:value="2009" calcext:value-type="float">
            <text:p>2009</text:p>
          </table:table-cell>
          <table:table-cell office:value-type="float" office:value="10.0328257083893" calcext:value-type="float">
            <text:p>10,0328257083893</text:p>
          </table:table-cell>
          <table:table-cell table:number-columns-repeated="2"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./data/50nodes/dis_38.txt</text:p>
          </table:table-cell>
          <table:table-cell office:value-type="float" office:value="0.011624813079834" calcext:value-type="float">
            <text:p>0,011624813079834</text:p>
          </table:table-cell>
          <table:table-cell table:number-columns-repeated="2" office:value-type="float" office:value="10019" calcext:value-type="float">
            <text:p>10019</text:p>
          </table:table-cell>
          <table:table-cell office:value-type="float" office:value="0.270128011703491" calcext:value-type="float">
            <text:p>0,270128011703491</text:p>
          </table:table-cell>
          <table:table-cell table:number-columns-repeated="2" office:value-type="float" office:value="3237" calcext:value-type="float">
            <text:p>3237</text:p>
          </table:table-cell>
          <table:table-cell office:value-type="float" office:value="9.99893164634705" calcext:value-type="float">
            <text:p>9,99893164634705</text:p>
          </table:table-cell>
          <table:table-cell table:number-columns-repeated="2" office:value-type="float" office:value="2390" calcext:value-type="float">
            <text:p>2390</text:p>
          </table:table-cell>
          <table:table-cell office:value-type="float" office:value="10.0071315765381" calcext:value-type="float">
            <text:p>10,0071315765381</text:p>
          </table:table-cell>
          <table:table-cell table:number-columns-repeated="2"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./data/50nodes/dis_21.txt</text:p>
          </table:table-cell>
          <table:table-cell office:value-type="float" office:value="0.00724291801452637" calcext:value-type="float">
            <text:p>0,007242918014526</text:p>
          </table:table-cell>
          <table:table-cell table:number-columns-repeated="2" office:value-type="float" office:value="10017" calcext:value-type="float">
            <text:p>10017</text:p>
          </table:table-cell>
          <table:table-cell office:value-type="float" office:value="0.25509786605835" calcext:value-type="float">
            <text:p>0,25509786605835</text:p>
          </table:table-cell>
          <table:table-cell table:number-columns-repeated="2" office:value-type="float" office:value="2961" calcext:value-type="float">
            <text:p>2961</text:p>
          </table:table-cell>
          <table:table-cell office:value-type="float" office:value="9.99958872795105" calcext:value-type="float">
            <text:p>9,99958872795105</text:p>
          </table:table-cell>
          <table:table-cell table:number-columns-repeated="2" office:value-type="float" office:value="2245" calcext:value-type="float">
            <text:p>2245</text:p>
          </table:table-cell>
          <table:table-cell office:value-type="float" office:value="10.0160627365112" calcext:value-type="float">
            <text:p>10,0160627365112</text:p>
          </table:table-cell>
          <table:table-cell table:number-columns-repeated="2"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./data/50nodes/dis_79.txt</text:p>
          </table:table-cell>
          <table:table-cell office:value-type="float" office:value="0.0366668701171875" calcext:value-type="float">
            <text:p>0,036666870117188</text:p>
          </table:table-cell>
          <table:table-cell table:number-columns-repeated="2" office:value-type="float" office:value="9016" calcext:value-type="float">
            <text:p>9016</text:p>
          </table:table-cell>
          <table:table-cell office:value-type="float" office:value="0.226867914199829" calcext:value-type="float">
            <text:p>0,226867914199829</text:p>
          </table:table-cell>
          <table:table-cell table:number-columns-repeated="2" office:value-type="float" office:value="3426" calcext:value-type="float">
            <text:p>3426</text:p>
          </table:table-cell>
          <table:table-cell office:value-type="float" office:value="9.99744033813477" calcext:value-type="float">
            <text:p>9,99744033813477</text:p>
          </table:table-cell>
          <table:table-cell table:number-columns-repeated="2" office:value-type="float" office:value="2238" calcext:value-type="float">
            <text:p>2238</text:p>
          </table:table-cell>
          <table:table-cell office:value-type="float" office:value="10.0019023418427" calcext:value-type="float">
            <text:p>10,0019023418427</text:p>
          </table:table-cell>
          <table:table-cell table:number-columns-repeated="2" office:value-type="float" office:value="4211" calcext:value-type="float">
            <text:p>42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./data/50nodes/dis_16.txt</text:p>
          </table:table-cell>
          <table:table-cell office:value-type="float" office:value="0.00508952140808106" calcext:value-type="float">
            <text:p>0,005089521408081</text:p>
          </table:table-cell>
          <table:table-cell table:number-columns-repeated="2" office:value-type="float" office:value="10912" calcext:value-type="float">
            <text:p>10912</text:p>
          </table:table-cell>
          <table:table-cell office:value-type="float" office:value="0.249652862548828" calcext:value-type="float">
            <text:p>0,249652862548828</text:p>
          </table:table-cell>
          <table:table-cell table:number-columns-repeated="2" office:value-type="float" office:value="2860" calcext:value-type="float">
            <text:p>2860</text:p>
          </table:table-cell>
          <table:table-cell office:value-type="float" office:value="9.99735260009766" calcext:value-type="float">
            <text:p>9,99735260009766</text:p>
          </table:table-cell>
          <table:table-cell table:number-columns-repeated="2" office:value-type="float" office:value="2185" calcext:value-type="float">
            <text:p>2185</text:p>
          </table:table-cell>
          <table:table-cell office:value-type="float" office:value="10.0092301368713" calcext:value-type="float">
            <text:p>10,0092301368713</text:p>
          </table:table-cell>
          <table:table-cell table:number-columns-repeated="2" office:value-type="float" office:value="4606" calcext:value-type="float">
            <text:p>46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./data/50nodes/dis_65.txt</text:p>
          </table:table-cell>
          <table:table-cell office:value-type="float" office:value="0.00873279571533203" calcext:value-type="float">
            <text:p>0,008732795715332</text:p>
          </table:table-cell>
          <table:table-cell table:number-columns-repeated="2" office:value-type="float" office:value="10749" calcext:value-type="float">
            <text:p>10749</text:p>
          </table:table-cell>
          <table:table-cell office:value-type="float" office:value="0.219349384307861" calcext:value-type="float">
            <text:p>0,219349384307861</text:p>
          </table:table-cell>
          <table:table-cell table:number-columns-repeated="2" office:value-type="float" office:value="3104" calcext:value-type="float">
            <text:p>3104</text:p>
          </table:table-cell>
          <table:table-cell office:value-type="float" office:value="9.99816179275513" calcext:value-type="float">
            <text:p>9,99816179275513</text:p>
          </table:table-cell>
          <table:table-cell table:number-columns-repeated="2" office:value-type="float" office:value="2166" calcext:value-type="float">
            <text:p>2166</text:p>
          </table:table-cell>
          <table:table-cell office:value-type="float" office:value="10.019330739975" calcext:value-type="float">
            <text:p>10,019330739975</text:p>
          </table:table-cell>
          <table:table-cell table:number-columns-repeated="2" office:value-type="float" office:value="4418" calcext:value-type="float">
            <text:p>44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./data/50nodes/dis_96.txt</text:p>
          </table:table-cell>
          <table:table-cell office:value-type="float" office:value="0.00648021697998047" calcext:value-type="float">
            <text:p>0,00648021697998</text:p>
          </table:table-cell>
          <table:table-cell table:number-columns-repeated="2" office:value-type="float" office:value="10941" calcext:value-type="float">
            <text:p>10941</text:p>
          </table:table-cell>
          <table:table-cell office:value-type="float" office:value="0.216866493225098" calcext:value-type="float">
            <text:p>0,216866493225098</text:p>
          </table:table-cell>
          <table:table-cell table:number-columns-repeated="2" office:value-type="float" office:value="3262" calcext:value-type="float">
            <text:p>3262</text:p>
          </table:table-cell>
          <table:table-cell office:value-type="float" office:value="9.99784994125366" calcext:value-type="float">
            <text:p>9,99784994125366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0.0135464668274" calcext:value-type="float">
            <text:p>10,0135464668274</text:p>
          </table:table-cell>
          <table:table-cell table:number-columns-repeated="2"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./data/50nodes/dis_24.txt</text:p>
          </table:table-cell>
          <table:table-cell office:value-type="float" office:value="0.00496912002563477" calcext:value-type="float">
            <text:p>0,004969120025635</text:p>
          </table:table-cell>
          <table:table-cell table:number-columns-repeated="2" office:value-type="float" office:value="10815" calcext:value-type="float">
            <text:p>10815</text:p>
          </table:table-cell>
          <table:table-cell office:value-type="float" office:value="0.295048952102661" calcext:value-type="float">
            <text:p>0,295048952102661</text:p>
          </table:table-cell>
          <table:table-cell table:number-columns-repeated="2" office:value-type="float" office:value="3008" calcext:value-type="float">
            <text:p>3008</text:p>
          </table:table-cell>
          <table:table-cell office:value-type="float" office:value="9.9977650642395" calcext:value-type="float">
            <text:p>9,9977650642395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10.0392770767212" calcext:value-type="float">
            <text:p>10,0392770767212</text:p>
          </table:table-cell>
          <table:table-cell table:number-columns-repeated="2"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./data/50nodes/dis_84.txt</text:p>
          </table:table-cell>
          <table:table-cell office:value-type="float" office:value="0.00940895080566406" calcext:value-type="float">
            <text:p>0,009408950805664</text:p>
          </table:table-cell>
          <table:table-cell table:number-columns-repeated="2" office:value-type="float" office:value="10100" calcext:value-type="float">
            <text:p>10100</text:p>
          </table:table-cell>
          <table:table-cell office:value-type="float" office:value="0.349246978759766" calcext:value-type="float">
            <text:p>0,349246978759766</text:p>
          </table:table-cell>
          <table:table-cell table:number-columns-repeated="2" office:value-type="float" office:value="3007" calcext:value-type="float">
            <text:p>3007</text:p>
          </table:table-cell>
          <table:table-cell office:value-type="float" office:value="9.99871039390564" calcext:value-type="float">
            <text:p>9,99871039390564</text:p>
          </table:table-cell>
          <table:table-cell table:number-columns-repeated="2" office:value-type="float" office:value="2055" calcext:value-type="float">
            <text:p>2055</text:p>
          </table:table-cell>
          <table:table-cell office:value-type="float" office:value="10.0296747684479" calcext:value-type="float">
            <text:p>10,0296747684479</text:p>
          </table:table-cell>
          <table:table-cell table:number-columns-repeated="2"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./data/50nodes/dis_81.txt</text:p>
          </table:table-cell>
          <table:table-cell office:value-type="float" office:value="0.0256862640380859" calcext:value-type="float">
            <text:p>0,025686264038086</text:p>
          </table:table-cell>
          <table:table-cell table:number-columns-repeated="2" office:value-type="float" office:value="9601" calcext:value-type="float">
            <text:p>9601</text:p>
          </table:table-cell>
          <table:table-cell office:value-type="float" office:value="0.227975130081177" calcext:value-type="float">
            <text:p>0,227975130081177</text:p>
          </table:table-cell>
          <table:table-cell table:number-columns-repeated="2" office:value-type="float" office:value="4029" calcext:value-type="float">
            <text:p>4029</text:p>
          </table:table-cell>
          <table:table-cell office:value-type="float" office:value="9.99827742576599" calcext:value-type="float">
            <text:p>9,99827742576599</text:p>
          </table:table-cell>
          <table:table-cell table:number-columns-repeated="2" office:value-type="float" office:value="2131" calcext:value-type="float">
            <text:p>2131</text:p>
          </table:table-cell>
          <table:table-cell office:value-type="float" office:value="10.0102744102478" calcext:value-type="float">
            <text:p>10,0102744102478</text:p>
          </table:table-cell>
          <table:table-cell table:number-columns-repeated="2" office:value-type="float" office:value="4364" calcext:value-type="float">
            <text:p>43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./data/50nodes/dis_23.txt</text:p>
          </table:table-cell>
          <table:table-cell office:value-type="float" office:value="0.00957345962524414" calcext:value-type="float">
            <text:p>0,009573459625244</text:p>
          </table:table-cell>
          <table:table-cell table:number-columns-repeated="2" office:value-type="float" office:value="9775" calcext:value-type="float">
            <text:p>9775</text:p>
          </table:table-cell>
          <table:table-cell office:value-type="float" office:value="0.188273191452026" calcext:value-type="float">
            <text:p>0,188273191452026</text:p>
          </table:table-cell>
          <table:table-cell table:number-columns-repeated="2" office:value-type="float" office:value="3485" calcext:value-type="float">
            <text:p>3485</text:p>
          </table:table-cell>
          <table:table-cell office:value-type="float" office:value="9.9990336894989" calcext:value-type="float">
            <text:p>9,9990336894989</text:p>
          </table:table-cell>
          <table:table-cell table:number-columns-repeated="2" office:value-type="float" office:value="2026" calcext:value-type="float">
            <text:p>2026</text:p>
          </table:table-cell>
          <table:table-cell office:value-type="float" office:value="10.0047731399536" calcext:value-type="float">
            <text:p>10,0047731399536</text:p>
          </table:table-cell>
          <table:table-cell table:number-columns-repeated="2"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./data/50nodes/dis_3.txt</text:p>
          </table:table-cell>
          <table:table-cell office:value-type="float" office:value="0.00939011573791504" calcext:value-type="float">
            <text:p>0,009390115737915</text:p>
          </table:table-cell>
          <table:table-cell table:number-columns-repeated="2" office:value-type="float" office:value="9849" calcext:value-type="float">
            <text:p>9849</text:p>
          </table:table-cell>
          <table:table-cell office:value-type="float" office:value="0.260298728942871" calcext:value-type="float">
            <text:p>0,260298728942871</text:p>
          </table:table-cell>
          <table:table-cell table:number-columns-repeated="2" office:value-type="float" office:value="3114" calcext:value-type="float">
            <text:p>3114</text:p>
          </table:table-cell>
          <table:table-cell office:value-type="float" office:value="9.99789643287659" calcext:value-type="float">
            <text:p>9,99789643287659</text:p>
          </table:table-cell>
          <table:table-cell table:number-columns-repeated="2" office:value-type="float" office:value="2062" calcext:value-type="float">
            <text:p>2062</text:p>
          </table:table-cell>
          <table:table-cell office:value-type="float" office:value="10.0005040168762" calcext:value-type="float">
            <text:p>10,0005040168762</text:p>
          </table:table-cell>
          <table:table-cell table:number-columns-repeated="2" office:value-type="float" office:value="4277" calcext:value-type="float">
            <text:p>42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./data/50nodes/dis_9.txt</text:p>
          </table:table-cell>
          <table:table-cell office:value-type="float" office:value="0.0124936103820801" calcext:value-type="float">
            <text:p>0,01249361038208</text:p>
          </table:table-cell>
          <table:table-cell table:number-columns-repeated="2" office:value-type="float" office:value="11003" calcext:value-type="float">
            <text:p>11003</text:p>
          </table:table-cell>
          <table:table-cell office:value-type="float" office:value="0.212107181549072" calcext:value-type="float">
            <text:p>0,212107181549072</text:p>
          </table:table-cell>
          <table:table-cell table:number-columns-repeated="2" office:value-type="float" office:value="3639" calcext:value-type="float">
            <text:p>3639</text:p>
          </table:table-cell>
          <table:table-cell office:value-type="float" office:value="10.0012755393982" calcext:value-type="float">
            <text:p>10,0012755393982</text:p>
          </table:table-cell>
          <table:table-cell table:number-columns-repeated="2" office:value-type="float" office:value="2287" calcext:value-type="float">
            <text:p>2287</text:p>
          </table:table-cell>
          <table:table-cell office:value-type="float" office:value="10.0341124534607" calcext:value-type="float">
            <text:p>10,0341124534607</text:p>
          </table:table-cell>
          <table:table-cell table:number-columns-repeated="2" office:value-type="float" office:value="4336" calcext:value-type="float">
            <text:p>43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./data/50nodes/dis_93.txt</text:p>
          </table:table-cell>
          <table:table-cell office:value-type="float" office:value="0.0080869197845459" calcext:value-type="float">
            <text:p>0,008086919784546</text:p>
          </table:table-cell>
          <table:table-cell table:number-columns-repeated="2" office:value-type="float" office:value="9925" calcext:value-type="float">
            <text:p>9925</text:p>
          </table:table-cell>
          <table:table-cell office:value-type="float" office:value="0.253546953201294" calcext:value-type="float">
            <text:p>0,253546953201294</text:p>
          </table:table-cell>
          <table:table-cell table:number-columns-repeated="2" office:value-type="float" office:value="3180" calcext:value-type="float">
            <text:p>3180</text:p>
          </table:table-cell>
          <table:table-cell office:value-type="float" office:value="9.99745774269104" calcext:value-type="float">
            <text:p>9,99745774269104</text:p>
          </table:table-cell>
          <table:table-cell table:number-columns-repeated="2" office:value-type="float" office:value="2059" calcext:value-type="float">
            <text:p>2059</text:p>
          </table:table-cell>
          <table:table-cell office:value-type="float" office:value="10.0308375358582" calcext:value-type="float">
            <text:p>10,0308375358582</text:p>
          </table:table-cell>
          <table:table-cell table:number-columns-repeated="2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./data/50nodes/dis_67.txt</text:p>
          </table:table-cell>
          <table:table-cell office:value-type="float" office:value="0.0169758796691895" calcext:value-type="float">
            <text:p>0,01697587966919</text:p>
          </table:table-cell>
          <table:table-cell table:number-columns-repeated="2" office:value-type="float" office:value="9251" calcext:value-type="float">
            <text:p>9251</text:p>
          </table:table-cell>
          <table:table-cell office:value-type="float" office:value="0.202486038208008" calcext:value-type="float">
            <text:p>0,202486038208008</text:p>
          </table:table-cell>
          <table:table-cell table:number-columns-repeated="2" office:value-type="float" office:value="3245" calcext:value-type="float">
            <text:p>3245</text:p>
          </table:table-cell>
          <table:table-cell office:value-type="float" office:value="10.0001776218414" calcext:value-type="float">
            <text:p>10,0001776218414</text:p>
          </table:table-cell>
          <table:table-cell table:number-columns-repeated="2" office:value-type="float" office:value="2111" calcext:value-type="float">
            <text:p>2111</text:p>
          </table:table-cell>
          <table:table-cell office:value-type="float" office:value="9.99772524833679" calcext:value-type="float">
            <text:p>9,99772524833679</text:p>
          </table:table-cell>
          <table:table-cell table:number-columns-repeated="2"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/data/50nodes/dis_89.txt</text:p>
          </table:table-cell>
          <table:table-cell office:value-type="float" office:value="0.0135238170623779" calcext:value-type="float">
            <text:p>0,013523817062378</text:p>
          </table:table-cell>
          <table:table-cell table:number-columns-repeated="2" office:value-type="float" office:value="9499" calcext:value-type="float">
            <text:p>9499</text:p>
          </table:table-cell>
          <table:table-cell office:value-type="float" office:value="0.223291873931885" calcext:value-type="float">
            <text:p>0,223291873931885</text:p>
          </table:table-cell>
          <table:table-cell table:number-columns-repeated="2" office:value-type="float" office:value="3362" calcext:value-type="float">
            <text:p>3362</text:p>
          </table:table-cell>
          <table:table-cell office:value-type="float" office:value="10.0024907588959" calcext:value-type="float">
            <text:p>10,0024907588959</text:p>
          </table:table-cell>
          <table:table-cell table:number-columns-repeated="2" office:value-type="float" office:value="2123" calcext:value-type="float">
            <text:p>2123</text:p>
          </table:table-cell>
          <table:table-cell office:value-type="float" office:value="10.0304479598999" calcext:value-type="float">
            <text:p>10,0304479598999</text:p>
          </table:table-cell>
          <table:table-cell table:number-columns-repeated="2"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./data/50nodes/dis_27.txt</text:p>
          </table:table-cell>
          <table:table-cell office:value-type="float" office:value="0.00513672828674316" calcext:value-type="float">
            <text:p>0,005136728286743</text:p>
          </table:table-cell>
          <table:table-cell table:number-columns-repeated="2" office:value-type="float" office:value="10958" calcext:value-type="float">
            <text:p>10958</text:p>
          </table:table-cell>
          <table:table-cell office:value-type="float" office:value="0.328605890274048" calcext:value-type="float">
            <text:p>0,328605890274048</text:p>
          </table:table-cell>
          <table:table-cell table:number-columns-repeated="2" office:value-type="float" office:value="3257" calcext:value-type="float">
            <text:p>3257</text:p>
          </table:table-cell>
          <table:table-cell office:value-type="float" office:value="9.99785828590393" calcext:value-type="float">
            <text:p>9,99785828590393</text:p>
          </table:table-cell>
          <table:table-cell table:number-columns-repeated="2" office:value-type="float" office:value="2051" calcext:value-type="float">
            <text:p>2051</text:p>
          </table:table-cell>
          <table:table-cell office:value-type="float" office:value="10.0061371326447" calcext:value-type="float">
            <text:p>10,0061371326447</text:p>
          </table:table-cell>
          <table:table-cell table:number-columns-repeated="2"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./data/50nodes/dis_60.txt</text:p>
          </table:table-cell>
          <table:table-cell office:value-type="float" office:value="0.00835847854614258" calcext:value-type="float">
            <text:p>0,008358478546143</text:p>
          </table:table-cell>
          <table:table-cell table:number-columns-repeated="2" office:value-type="float" office:value="10073" calcext:value-type="float">
            <text:p>10073</text:p>
          </table:table-cell>
          <table:table-cell office:value-type="float" office:value="0.367707967758179" calcext:value-type="float">
            <text:p>0,367707967758179</text:p>
          </table:table-cell>
          <table:table-cell table:number-columns-repeated="2" office:value-type="float" office:value="2704" calcext:value-type="float">
            <text:p>2704</text:p>
          </table:table-cell>
          <table:table-cell office:value-type="float" office:value="9.9980800151825" calcext:value-type="float">
            <text:p>9,9980800151825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10.0214343070984" calcext:value-type="float">
            <text:p>10,0214343070984</text:p>
          </table:table-cell>
          <table:table-cell table:number-columns-repeated="2" office:value-type="float" office:value="3881" calcext:value-type="float">
            <text:p>38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./data/50nodes/dis_32.txt</text:p>
          </table:table-cell>
          <table:table-cell office:value-type="float" office:value="0.00771331787109375" calcext:value-type="float">
            <text:p>0,007713317871094</text:p>
          </table:table-cell>
          <table:table-cell table:number-columns-repeated="2" office:value-type="float" office:value="10416" calcext:value-type="float">
            <text:p>10416</text:p>
          </table:table-cell>
          <table:table-cell office:value-type="float" office:value="0.308321952819824" calcext:value-type="float">
            <text:p>0,308321952819824</text:p>
          </table:table-cell>
          <table:table-cell table:number-columns-repeated="2" office:value-type="float" office:value="3269" calcext:value-type="float">
            <text:p>3269</text:p>
          </table:table-cell>
          <table:table-cell office:value-type="float" office:value="9.99774312973022" calcext:value-type="float">
            <text:p>9,99774312973022</text:p>
          </table:table-cell>
          <table:table-cell table:number-columns-repeated="2" office:value-type="float" office:value="1936" calcext:value-type="float">
            <text:p>1936</text:p>
          </table:table-cell>
          <table:table-cell office:value-type="float" office:value="10.0266890525818" calcext:value-type="float">
            <text:p>10,0266890525818</text:p>
          </table:table-cell>
          <table:table-cell table:number-columns-repeated="2" office:value-type="float" office:value="4214" calcext:value-type="float">
            <text:p>42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./data/50nodes/dis_54.txt</text:p>
          </table:table-cell>
          <table:table-cell office:value-type="float" office:value="0.0249762535095215" calcext:value-type="float">
            <text:p>0,024976253509522</text:p>
          </table:table-cell>
          <table:table-cell table:number-columns-repeated="2" office:value-type="float" office:value="8769" calcext:value-type="float">
            <text:p>8769</text:p>
          </table:table-cell>
          <table:table-cell office:value-type="float" office:value="0.20529317855835" calcext:value-type="float">
            <text:p>0,20529317855835</text:p>
          </table:table-cell>
          <table:table-cell table:number-columns-repeated="2" office:value-type="float" office:value="3556" calcext:value-type="float">
            <text:p>3556</text:p>
          </table:table-cell>
          <table:table-cell office:value-type="float" office:value="9.99918270111084" calcext:value-type="float">
            <text:p>9,99918270111084</text:p>
          </table:table-cell>
          <table:table-cell table:number-columns-repeated="2" office:value-type="float" office:value="2146" calcext:value-type="float">
            <text:p>2146</text:p>
          </table:table-cell>
          <table:table-cell office:value-type="float" office:value="10.0010426044464" calcext:value-type="float">
            <text:p>10,0010426044464</text:p>
          </table:table-cell>
          <table:table-cell table:number-columns-repeated="2"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./data/50nodes/dis_17.txt</text:p>
          </table:table-cell>
          <table:table-cell office:value-type="float" office:value="0.0238082408905029" calcext:value-type="float">
            <text:p>0,023808240890503</text:p>
          </table:table-cell>
          <table:table-cell table:number-columns-repeated="2" office:value-type="float" office:value="8595" calcext:value-type="float">
            <text:p>8595</text:p>
          </table:table-cell>
          <table:table-cell office:value-type="float" office:value="0.325118780136108" calcext:value-type="float">
            <text:p>0,325118780136108</text:p>
          </table:table-cell>
          <table:table-cell table:number-columns-repeated="2" office:value-type="float" office:value="3041" calcext:value-type="float">
            <text:p>3041</text:p>
          </table:table-cell>
          <table:table-cell office:value-type="float" office:value="9.99903535842896" calcext:value-type="float">
            <text:p>9,99903535842896</text:p>
          </table:table-cell>
          <table:table-cell table:number-columns-repeated="2" office:value-type="float" office:value="2062" calcext:value-type="float">
            <text:p>2062</text:p>
          </table:table-cell>
          <table:table-cell office:value-type="float" office:value="10.0318765640259" calcext:value-type="float">
            <text:p>10,0318765640259</text:p>
          </table:table-cell>
          <table:table-cell table:number-columns-repeated="2"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./data/50nodes/dis_59.txt</text:p>
          </table:table-cell>
          <table:table-cell office:value-type="float" office:value="0.0242569446563721" calcext:value-type="float">
            <text:p>0,024256944656372</text:p>
          </table:table-cell>
          <table:table-cell table:number-columns-repeated="2" office:value-type="float" office:value="9547" calcext:value-type="float">
            <text:p>9547</text:p>
          </table:table-cell>
          <table:table-cell office:value-type="float" office:value="0.254611015319824" calcext:value-type="float">
            <text:p>0,254611015319824</text:p>
          </table:table-cell>
          <table:table-cell table:number-columns-repeated="2" office:value-type="float" office:value="3321" calcext:value-type="float">
            <text:p>3321</text:p>
          </table:table-cell>
          <table:table-cell office:value-type="float" office:value="9.99775195121765" calcext:value-type="float">
            <text:p>9,99775195121765</text:p>
          </table:table-cell>
          <table:table-cell table:number-columns-repeated="2" office:value-type="float" office:value="2309" calcext:value-type="float">
            <text:p>2309</text:p>
          </table:table-cell>
          <table:table-cell office:value-type="float" office:value="10.0039827823639" calcext:value-type="float">
            <text:p>10,0039827823639</text:p>
          </table:table-cell>
          <table:table-cell table:number-columns-repeated="2"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./data/50nodes/dis_80.txt</text:p>
          </table:table-cell>
          <table:table-cell office:value-type="float" office:value="0.0433547496795654" calcext:value-type="float">
            <text:p>0,043354749679565</text:p>
          </table:table-cell>
          <table:table-cell table:number-columns-repeated="2" office:value-type="float" office:value="7573" calcext:value-type="float">
            <text:p>7573</text:p>
          </table:table-cell>
          <table:table-cell office:value-type="float" office:value="0.192998647689819" calcext:value-type="float">
            <text:p>0,192998647689819</text:p>
          </table:table-cell>
          <table:table-cell table:number-columns-repeated="2" office:value-type="float" office:value="3665" calcext:value-type="float">
            <text:p>3665</text:p>
          </table:table-cell>
          <table:table-cell office:value-type="float" office:value="9.9996132850647" calcext:value-type="float">
            <text:p>9,9996132850647</text:p>
          </table:table-cell>
          <table:table-cell table:number-columns-repeated="2" office:value-type="float" office:value="2154" calcext:value-type="float">
            <text:p>2154</text:p>
          </table:table-cell>
          <table:table-cell office:value-type="float" office:value="10.0039622783661" calcext:value-type="float">
            <text:p>10,0039622783661</text:p>
          </table:table-cell>
          <table:table-cell table:number-columns-repeated="2"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./data/50nodes/dis_56.txt</text:p>
          </table:table-cell>
          <table:table-cell office:value-type="float" office:value="0.00610065460205078" calcext:value-type="float">
            <text:p>0,006100654602051</text:p>
          </table:table-cell>
          <table:table-cell table:number-columns-repeated="2" office:value-type="float" office:value="10265" calcext:value-type="float">
            <text:p>10265</text:p>
          </table:table-cell>
          <table:table-cell office:value-type="float" office:value="0.254615783691406" calcext:value-type="float">
            <text:p>0,254615783691406</text:p>
          </table:table-cell>
          <table:table-cell table:number-columns-repeated="2" office:value-type="float" office:value="3100" calcext:value-type="float">
            <text:p>3100</text:p>
          </table:table-cell>
          <table:table-cell office:value-type="float" office:value="9.99745512008667" calcext:value-type="float">
            <text:p>9,99745512008667</text:p>
          </table:table-cell>
          <table:table-cell table:number-columns-repeated="2" office:value-type="float" office:value="2134" calcext:value-type="float">
            <text:p>2134</text:p>
          </table:table-cell>
          <table:table-cell office:value-type="float" office:value="10.0109477043152" calcext:value-type="float">
            <text:p>10,0109477043152</text:p>
          </table:table-cell>
          <table:table-cell table:number-columns-repeated="2"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./data/50nodes/dis_78.txt</text:p>
          </table:table-cell>
          <table:table-cell office:value-type="float" office:value="0.00378155708312988" calcext:value-type="float">
            <text:p>0,00378155708313</text:p>
          </table:table-cell>
          <table:table-cell table:number-columns-repeated="2" office:value-type="float" office:value="10689" calcext:value-type="float">
            <text:p>10689</text:p>
          </table:table-cell>
          <table:table-cell office:value-type="float" office:value="0.287234783172607" calcext:value-type="float">
            <text:p>0,287234783172607</text:p>
          </table:table-cell>
          <table:table-cell table:number-columns-repeated="2" office:value-type="float" office:value="2931" calcext:value-type="float">
            <text:p>2931</text:p>
          </table:table-cell>
          <table:table-cell office:value-type="float" office:value="9.99732255935669" calcext:value-type="float">
            <text:p>9,99732255935669</text:p>
          </table:table-cell>
          <table:table-cell table:number-columns-repeated="2" office:value-type="float" office:value="2218" calcext:value-type="float">
            <text:p>2218</text:p>
          </table:table-cell>
          <table:table-cell office:value-type="float" office:value="10.0259892940521" calcext:value-type="float">
            <text:p>10,0259892940521</text:p>
          </table:table-cell>
          <table:table-cell table:number-columns-repeated="2"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./data/50nodes/dis_66.txt</text:p>
          </table:table-cell>
          <table:table-cell office:value-type="float" office:value="0.0113604068756104" calcext:value-type="float">
            <text:p>0,01136040687561</text:p>
          </table:table-cell>
          <table:table-cell table:number-columns-repeated="2" office:value-type="float" office:value="10292" calcext:value-type="float">
            <text:p>10292</text:p>
          </table:table-cell>
          <table:table-cell office:value-type="float" office:value="0.226566076278686" calcext:value-type="float">
            <text:p>0,226566076278686</text:p>
          </table:table-cell>
          <table:table-cell table:number-columns-repeated="2" office:value-type="float" office:value="3051" calcext:value-type="float">
            <text:p>3051</text:p>
          </table:table-cell>
          <table:table-cell office:value-type="float" office:value="9.99804377555847" calcext:value-type="float">
            <text:p>9,99804377555847</text:p>
          </table:table-cell>
          <table:table-cell table:number-columns-repeated="2" office:value-type="float" office:value="2212" calcext:value-type="float">
            <text:p>2212</text:p>
          </table:table-cell>
          <table:table-cell office:value-type="float" office:value="10.0055384635925" calcext:value-type="float">
            <text:p>10,0055384635925</text:p>
          </table:table-cell>
          <table:table-cell table:number-columns-repeated="2"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./data/50nodes/dis_43.txt</text:p>
          </table:table-cell>
          <table:table-cell office:value-type="float" office:value="0.0102083683013916" calcext:value-type="float">
            <text:p>0,010208368301392</text:p>
          </table:table-cell>
          <table:table-cell table:number-columns-repeated="2" office:value-type="float" office:value="10267" calcext:value-type="float">
            <text:p>10267</text:p>
          </table:table-cell>
          <table:table-cell office:value-type="float" office:value="0.318307876586914" calcext:value-type="float">
            <text:p>0,318307876586914</text:p>
          </table:table-cell>
          <table:table-cell table:number-columns-repeated="2" office:value-type="float" office:value="3092" calcext:value-type="float">
            <text:p>3092</text:p>
          </table:table-cell>
          <table:table-cell office:value-type="float" office:value="9.9973680973053" calcext:value-type="float">
            <text:p>9,9973680973053</text:p>
          </table:table-cell>
          <table:table-cell table:number-columns-repeated="2" office:value-type="float" office:value="2093" calcext:value-type="float">
            <text:p>2093</text:p>
          </table:table-cell>
          <table:table-cell office:value-type="float" office:value="10.0319592952728" calcext:value-type="float">
            <text:p>10,0319592952728</text:p>
          </table:table-cell>
          <table:table-cell table:number-columns-repeated="2"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./data/50nodes/dis_26.txt</text:p>
          </table:table-cell>
          <table:table-cell office:value-type="float" office:value="0.0116264820098877" calcext:value-type="float">
            <text:p>0,011626482009888</text:p>
          </table:table-cell>
          <table:table-cell table:number-columns-repeated="2" office:value-type="float" office:value="9975" calcext:value-type="float">
            <text:p>9975</text:p>
          </table:table-cell>
          <table:table-cell office:value-type="float" office:value="0.233817577362061" calcext:value-type="float">
            <text:p>0,233817577362061</text:p>
          </table:table-cell>
          <table:table-cell table:number-columns-repeated="2" office:value-type="float" office:value="3031" calcext:value-type="float">
            <text:p>3031</text:p>
          </table:table-cell>
          <table:table-cell office:value-type="float" office:value="9.99692463874817" calcext:value-type="float">
            <text:p>9,99692463874817</text:p>
          </table:table-cell>
          <table:table-cell table:number-columns-repeated="2" office:value-type="float" office:value="2069" calcext:value-type="float">
            <text:p>2069</text:p>
          </table:table-cell>
          <table:table-cell office:value-type="float" office:value="10.0325536727905" calcext:value-type="float">
            <text:p>10,0325536727905</text:p>
          </table:table-cell>
          <table:table-cell table:number-columns-repeated="2"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./data/50nodes/dis_46.txt</text:p>
          </table:table-cell>
          <table:table-cell office:value-type="float" office:value="0.0277066230773926" calcext:value-type="float">
            <text:p>0,027706623077393</text:p>
          </table:table-cell>
          <table:table-cell table:number-columns-repeated="2" office:value-type="float" office:value="9102" calcext:value-type="float">
            <text:p>9102</text:p>
          </table:table-cell>
          <table:table-cell office:value-type="float" office:value="0.311071395874023" calcext:value-type="float">
            <text:p>0,311071395874023</text:p>
          </table:table-cell>
          <table:table-cell table:number-columns-repeated="2" office:value-type="float" office:value="2777" calcext:value-type="float">
            <text:p>2777</text:p>
          </table:table-cell>
          <table:table-cell office:value-type="float" office:value="9.99996781349182" calcext:value-type="float">
            <text:p>9,99996781349182</text:p>
          </table:table-cell>
          <table:table-cell table:number-columns-repeated="2" office:value-type="float" office:value="1971" calcext:value-type="float">
            <text:p>1971</text:p>
          </table:table-cell>
          <table:table-cell office:value-type="float" office:value="10.0242974758148" calcext:value-type="float">
            <text:p>10,0242974758148</text:p>
          </table:table-cell>
          <table:table-cell table:number-columns-repeated="2" office:value-type="float" office:value="4662" calcext:value-type="float">
            <text:p>46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./data/50nodes/dis_42.txt</text:p>
          </table:table-cell>
          <table:table-cell office:value-type="float" office:value="0.00462150573730469" calcext:value-type="float">
            <text:p>0,004621505737305</text:p>
          </table:table-cell>
          <table:table-cell table:number-columns-repeated="2" office:value-type="float" office:value="11057" calcext:value-type="float">
            <text:p>11057</text:p>
          </table:table-cell>
          <table:table-cell office:value-type="float" office:value="0.210153579711914" calcext:value-type="float">
            <text:p>0,210153579711914</text:p>
          </table:table-cell>
          <table:table-cell table:number-columns-repeated="2" office:value-type="float" office:value="4182" calcext:value-type="float">
            <text:p>4182</text:p>
          </table:table-cell>
          <table:table-cell office:value-type="float" office:value="9.99752974510193" calcext:value-type="float">
            <text:p>9,99752974510193</text:p>
          </table:table-cell>
          <table:table-cell table:number-columns-repeated="2" office:value-type="float" office:value="2257" calcext:value-type="float">
            <text:p>2257</text:p>
          </table:table-cell>
          <table:table-cell office:value-type="float" office:value="10.0388605594635" calcext:value-type="float">
            <text:p>10,0388605594635</text:p>
          </table:table-cell>
          <table:table-cell table:number-columns-repeated="2" office:value-type="float" office:value="4323" calcext:value-type="float">
            <text:p>43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./data/50nodes/dis_49.txt</text:p>
          </table:table-cell>
          <table:table-cell office:value-type="float" office:value="0.0169985294342041" calcext:value-type="float">
            <text:p>0,016998529434204</text:p>
          </table:table-cell>
          <table:table-cell table:number-columns-repeated="2" office:value-type="float" office:value="9668" calcext:value-type="float">
            <text:p>9668</text:p>
          </table:table-cell>
          <table:table-cell office:value-type="float" office:value="0.243898391723633" calcext:value-type="float">
            <text:p>0,243898391723633</text:p>
          </table:table-cell>
          <table:table-cell table:number-columns-repeated="2" office:value-type="float" office:value="4161" calcext:value-type="float">
            <text:p>4161</text:p>
          </table:table-cell>
          <table:table-cell office:value-type="float" office:value="9.99898958206177" calcext:value-type="float">
            <text:p>9,99898958206177</text:p>
          </table:table-cell>
          <table:table-cell table:number-columns-repeated="2" office:value-type="float" office:value="2149" calcext:value-type="float">
            <text:p>2149</text:p>
          </table:table-cell>
          <table:table-cell office:value-type="float" office:value="10.0306630134583" calcext:value-type="float">
            <text:p>10,0306630134583</text:p>
          </table:table-cell>
          <table:table-cell table:number-columns-repeated="2" office:value-type="float" office:value="4582" calcext:value-type="float">
            <text:p>45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./data/50nodes/dis_7.txt</text:p>
          </table:table-cell>
          <table:table-cell office:value-type="float" office:value="0.0220763683319092" calcext:value-type="float">
            <text:p>0,022076368331909</text:p>
          </table:table-cell>
          <table:table-cell table:number-columns-repeated="2" office:value-type="float" office:value="9544" calcext:value-type="float">
            <text:p>9544</text:p>
          </table:table-cell>
          <table:table-cell office:value-type="float" office:value="0.236231327056885" calcext:value-type="float">
            <text:p>0,236231327056885</text:p>
          </table:table-cell>
          <table:table-cell table:number-columns-repeated="2" office:value-type="float" office:value="3304" calcext:value-type="float">
            <text:p>3304</text:p>
          </table:table-cell>
          <table:table-cell office:value-type="float" office:value="9.99951362609863" calcext:value-type="float">
            <text:p>9,99951362609863</text:p>
          </table:table-cell>
          <table:table-cell table:number-columns-repeated="2" office:value-type="float" office:value="2182" calcext:value-type="float">
            <text:p>2182</text:p>
          </table:table-cell>
          <table:table-cell office:value-type="float" office:value="9.99934053421021" calcext:value-type="float">
            <text:p>9,99934053421021</text:p>
          </table:table-cell>
          <table:table-cell table:number-columns-repeated="2"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./data/50nodes/dis_69.txt</text:p>
          </table:table-cell>
          <table:table-cell office:value-type="float" office:value="0.00638771057128906" calcext:value-type="float">
            <text:p>0,006387710571289</text:p>
          </table:table-cell>
          <table:table-cell table:number-columns-repeated="2" office:value-type="float" office:value="11199" calcext:value-type="float">
            <text:p>11199</text:p>
          </table:table-cell>
          <table:table-cell office:value-type="float" office:value="0.251008987426758" calcext:value-type="float">
            <text:p>0,251008987426758</text:p>
          </table:table-cell>
          <table:table-cell table:number-columns-repeated="2" office:value-type="float" office:value="3055" calcext:value-type="float">
            <text:p>3055</text:p>
          </table:table-cell>
          <table:table-cell office:value-type="float" office:value="9.99737596511841" calcext:value-type="float">
            <text:p>9,99737596511841</text:p>
          </table:table-cell>
          <table:table-cell table:number-columns-repeated="2" office:value-type="float" office:value="2161" calcext:value-type="float">
            <text:p>2161</text:p>
          </table:table-cell>
          <table:table-cell office:value-type="float" office:value="10.0405144691467" calcext:value-type="float">
            <text:p>10,0405144691467</text:p>
          </table:table-cell>
          <table:table-cell table:number-columns-repeated="2" office:value-type="float" office:value="4117" calcext:value-type="float">
            <text:p>41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./data/50nodes/dis_33.txt</text:p>
          </table:table-cell>
          <table:table-cell office:value-type="float" office:value="0.00822949409484863" calcext:value-type="float">
            <text:p>0,008229494094849</text:p>
          </table:table-cell>
          <table:table-cell table:number-columns-repeated="2" office:value-type="float" office:value="10856" calcext:value-type="float">
            <text:p>10856</text:p>
          </table:table-cell>
          <table:table-cell office:value-type="float" office:value="0.250500917434692" calcext:value-type="float">
            <text:p>0,250500917434692</text:p>
          </table:table-cell>
          <table:table-cell table:number-columns-repeated="2" office:value-type="float" office:value="3105" calcext:value-type="float">
            <text:p>3105</text:p>
          </table:table-cell>
          <table:table-cell office:value-type="float" office:value="10.0003941059113" calcext:value-type="float">
            <text:p>10,0003941059113</text:p>
          </table:table-cell>
          <table:table-cell table:number-columns-repeated="2" office:value-type="float" office:value="2179" calcext:value-type="float">
            <text:p>2179</text:p>
          </table:table-cell>
          <table:table-cell office:value-type="float" office:value="10.0153176784515" calcext:value-type="float">
            <text:p>10,0153176784515</text:p>
          </table:table-cell>
          <table:table-cell table:number-columns-repeated="2" office:value-type="float" office:value="4529" calcext:value-type="float">
            <text:p>45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./data/50nodes/dis_48.txt</text:p>
          </table:table-cell>
          <table:table-cell office:value-type="float" office:value="0.00908493995666504" calcext:value-type="float">
            <text:p>0,009084939956665</text:p>
          </table:table-cell>
          <table:table-cell table:number-columns-repeated="2" office:value-type="float" office:value="10553" calcext:value-type="float">
            <text:p>10553</text:p>
          </table:table-cell>
          <table:table-cell office:value-type="float" office:value="0.218441247940063" calcext:value-type="float">
            <text:p>0,218441247940063</text:p>
          </table:table-cell>
          <table:table-cell table:number-columns-repeated="2" office:value-type="float" office:value="3628" calcext:value-type="float">
            <text:p>3628</text:p>
          </table:table-cell>
          <table:table-cell office:value-type="float" office:value="9.99745893478394" calcext:value-type="float">
            <text:p>9,99745893478394</text:p>
          </table:table-cell>
          <table:table-cell table:number-columns-repeated="2" office:value-type="float" office:value="2168" calcext:value-type="float">
            <text:p>2168</text:p>
          </table:table-cell>
          <table:table-cell office:value-type="float" office:value="10.0301232337952" calcext:value-type="float">
            <text:p>10,0301232337952</text:p>
          </table:table-cell>
          <table:table-cell table:number-columns-repeated="2"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./data/50nodes/dis_76.txt</text:p>
          </table:table-cell>
          <table:table-cell office:value-type="float" office:value="0.0466158390045166" calcext:value-type="float">
            <text:p>0,046615839004517</text:p>
          </table:table-cell>
          <table:table-cell table:number-columns-repeated="2" office:value-type="float" office:value="7967" calcext:value-type="float">
            <text:p>7967</text:p>
          </table:table-cell>
          <table:table-cell office:value-type="float" office:value="0.295190334320068" calcext:value-type="float">
            <text:p>0,295190334320068</text:p>
          </table:table-cell>
          <table:table-cell table:number-columns-repeated="2" office:value-type="float" office:value="3218" calcext:value-type="float">
            <text:p>3218</text:p>
          </table:table-cell>
          <table:table-cell office:value-type="float" office:value="9.99698424339294" calcext:value-type="float">
            <text:p>9,99698424339294</text:p>
          </table:table-cell>
          <table:table-cell table:number-columns-repeated="2" office:value-type="float" office:value="2292" calcext:value-type="float">
            <text:p>2292</text:p>
          </table:table-cell>
          <table:table-cell office:value-type="float" office:value="10.0340754985809" calcext:value-type="float">
            <text:p>10,0340754985809</text:p>
          </table:table-cell>
          <table:table-cell table:number-columns-repeated="2"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./data/50nodes/dis_99.txt</text:p>
          </table:table-cell>
          <table:table-cell office:value-type="float" office:value="0.0417554378509522" calcext:value-type="float">
            <text:p>0,041755437850952</text:p>
          </table:table-cell>
          <table:table-cell table:number-columns-repeated="2" office:value-type="float" office:value="8127" calcext:value-type="float">
            <text:p>8127</text:p>
          </table:table-cell>
          <table:table-cell office:value-type="float" office:value="0.219340085983276" calcext:value-type="float">
            <text:p>0,219340085983276</text:p>
          </table:table-cell>
          <table:table-cell table:number-columns-repeated="2" office:value-type="float" office:value="3728" calcext:value-type="float">
            <text:p>3728</text:p>
          </table:table-cell>
          <table:table-cell office:value-type="float" office:value="9.99895095825195" calcext:value-type="float">
            <text:p>9,99895095825195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10.0328726768494" calcext:value-type="float">
            <text:p>10,0328726768494</text:p>
          </table:table-cell>
          <table:table-cell table:number-columns-repeated="2" office:value-type="float" office:value="4433" calcext:value-type="float">
            <text:p>44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./data/50nodes/dis_83.txt</text:p>
          </table:table-cell>
          <table:table-cell office:value-type="float" office:value="0.010462760925293" calcext:value-type="float">
            <text:p>0,010462760925293</text:p>
          </table:table-cell>
          <table:table-cell table:number-columns-repeated="2" office:value-type="float" office:value="9690" calcext:value-type="float">
            <text:p>9690</text:p>
          </table:table-cell>
          <table:table-cell office:value-type="float" office:value="0.209046602249145" calcext:value-type="float">
            <text:p>0,209046602249145</text:p>
          </table:table-cell>
          <table:table-cell table:number-columns-repeated="2" office:value-type="float" office:value="3720" calcext:value-type="float">
            <text:p>3720</text:p>
          </table:table-cell>
          <table:table-cell office:value-type="float" office:value="9.99835991859436" calcext:value-type="float">
            <text:p>9,99835991859436</text:p>
          </table:table-cell>
          <table:table-cell table:number-columns-repeated="2" office:value-type="float" office:value="2182" calcext:value-type="float">
            <text:p>2182</text:p>
          </table:table-cell>
          <table:table-cell office:value-type="float" office:value="10.0198965072632" calcext:value-type="float">
            <text:p>10,0198965072632</text:p>
          </table:table-cell>
          <table:table-cell table:number-columns-repeated="2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./data/50nodes/dis_15.txt</text:p>
          </table:table-cell>
          <table:table-cell office:value-type="float" office:value="0.0185816287994385" calcext:value-type="float">
            <text:p>0,018581628799439</text:p>
          </table:table-cell>
          <table:table-cell table:number-columns-repeated="2" office:value-type="float" office:value="10084" calcext:value-type="float">
            <text:p>10084</text:p>
          </table:table-cell>
          <table:table-cell office:value-type="float" office:value="0.216499090194702" calcext:value-type="float">
            <text:p>0,216499090194702</text:p>
          </table:table-cell>
          <table:table-cell table:number-columns-repeated="2" office:value-type="float" office:value="3163" calcext:value-type="float">
            <text:p>3163</text:p>
          </table:table-cell>
          <table:table-cell office:value-type="float" office:value="10.0022089481354" calcext:value-type="float">
            <text:p>10,0022089481354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10.0210409164429" calcext:value-type="float">
            <text:p>10,0210409164429</text:p>
          </table:table-cell>
          <table:table-cell table:number-columns-repeated="2"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./data/50nodes/dis_45.txt</text:p>
          </table:table-cell>
          <table:table-cell office:value-type="float" office:value="0.00439786911010742" calcext:value-type="float">
            <text:p>0,004397869110107</text:p>
          </table:table-cell>
          <table:table-cell table:number-columns-repeated="2" office:value-type="float" office:value="10082" calcext:value-type="float">
            <text:p>10082</text:p>
          </table:table-cell>
          <table:table-cell office:value-type="float" office:value="0.232026100158691" calcext:value-type="float">
            <text:p>0,232026100158691</text:p>
          </table:table-cell>
          <table:table-cell table:number-columns-repeated="2" office:value-type="float" office:value="3719" calcext:value-type="float">
            <text:p>3719</text:p>
          </table:table-cell>
          <table:table-cell office:value-type="float" office:value="9.99832129478455" calcext:value-type="float">
            <text:p>9,99832129478455</text:p>
          </table:table-cell>
          <table:table-cell table:number-columns-repeated="2" office:value-type="float" office:value="2053" calcext:value-type="float">
            <text:p>2053</text:p>
          </table:table-cell>
          <table:table-cell office:value-type="float" office:value="10.0310080051422" calcext:value-type="float">
            <text:p>10,0310080051422</text:p>
          </table:table-cell>
          <table:table-cell table:number-columns-repeated="2"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./data/50nodes/dis_95.txt</text:p>
          </table:table-cell>
          <table:table-cell office:value-type="float" office:value="0.0708200931549072" calcext:value-type="float">
            <text:p>0,070820093154907</text:p>
          </table:table-cell>
          <table:table-cell table:number-columns-repeated="2" office:value-type="float" office:value="6187" calcext:value-type="float">
            <text:p>6187</text:p>
          </table:table-cell>
          <table:table-cell office:value-type="float" office:value="0.228512287139893" calcext:value-type="float">
            <text:p>0,228512287139893</text:p>
          </table:table-cell>
          <table:table-cell table:number-columns-repeated="2" office:value-type="float" office:value="3461" calcext:value-type="float">
            <text:p>3461</text:p>
          </table:table-cell>
          <table:table-cell office:value-type="float" office:value="9.99980783462524" calcext:value-type="float">
            <text:p>9,99980783462524</text:p>
          </table:table-cell>
          <table:table-cell table:number-columns-repeated="2" office:value-type="float" office:value="2072" calcext:value-type="float">
            <text:p>2072</text:p>
          </table:table-cell>
          <table:table-cell office:value-type="float" office:value="10.0340099334717" calcext:value-type="float">
            <text:p>10,0340099334717</text:p>
          </table:table-cell>
          <table:table-cell table:number-columns-repeated="2"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./data/50nodes/dis_64.txt</text:p>
          </table:table-cell>
          <table:table-cell office:value-type="float" office:value="0.0206987857818604" calcext:value-type="float">
            <text:p>0,02069878578186</text:p>
          </table:table-cell>
          <table:table-cell table:number-columns-repeated="2" office:value-type="float" office:value="9315" calcext:value-type="float">
            <text:p>9315</text:p>
          </table:table-cell>
          <table:table-cell office:value-type="float" office:value="0.236770391464233" calcext:value-type="float">
            <text:p>0,236770391464233</text:p>
          </table:table-cell>
          <table:table-cell table:number-columns-repeated="2" office:value-type="float" office:value="3443" calcext:value-type="float">
            <text:p>3443</text:p>
          </table:table-cell>
          <table:table-cell office:value-type="float" office:value="9.99724316596985" calcext:value-type="float">
            <text:p>9,99724316596985</text:p>
          </table:table-cell>
          <table:table-cell table:number-columns-repeated="2" office:value-type="float" office:value="2155" calcext:value-type="float">
            <text:p>2155</text:p>
          </table:table-cell>
          <table:table-cell office:value-type="float" office:value="10.0160796642303" calcext:value-type="float">
            <text:p>10,0160796642303</text:p>
          </table:table-cell>
          <table:table-cell table:number-columns-repeated="2"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./data/50nodes/dis_44.txt</text:p>
          </table:table-cell>
          <table:table-cell office:value-type="float" office:value="0.0453300476074219" calcext:value-type="float">
            <text:p>0,045330047607422</text:p>
          </table:table-cell>
          <table:table-cell table:number-columns-repeated="2" office:value-type="float" office:value="8433" calcext:value-type="float">
            <text:p>8433</text:p>
          </table:table-cell>
          <table:table-cell office:value-type="float" office:value="0.208726644515991" calcext:value-type="float">
            <text:p>0,208726644515991</text:p>
          </table:table-cell>
          <table:table-cell table:number-columns-repeated="2" office:value-type="float" office:value="3437" calcext:value-type="float">
            <text:p>3437</text:p>
          </table:table-cell>
          <table:table-cell office:value-type="float" office:value="10.0005543231964" calcext:value-type="float">
            <text:p>10,0005543231964</text:p>
          </table:table-cell>
          <table:table-cell table:number-columns-repeated="2" office:value-type="float" office:value="2047" calcext:value-type="float">
            <text:p>2047</text:p>
          </table:table-cell>
          <table:table-cell office:value-type="float" office:value="10.0164766311646" calcext:value-type="float">
            <text:p>10,0164766311646</text:p>
          </table:table-cell>
          <table:table-cell table:number-columns-repeated="2"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./data/50nodes/dis_5.txt</text:p>
          </table:table-cell>
          <table:table-cell office:value-type="float" office:value="0.0040593147277832" calcext:value-type="float">
            <text:p>0,004059314727783</text:p>
          </table:table-cell>
          <table:table-cell table:number-columns-repeated="2" office:value-type="float" office:value="9783" calcext:value-type="float">
            <text:p>9783</text:p>
          </table:table-cell>
          <table:table-cell office:value-type="float" office:value="0.224697351455688" calcext:value-type="float">
            <text:p>0,224697351455688</text:p>
          </table:table-cell>
          <table:table-cell table:number-columns-repeated="2" office:value-type="float" office:value="3326" calcext:value-type="float">
            <text:p>3326</text:p>
          </table:table-cell>
          <table:table-cell office:value-type="float" office:value="9.99779415130615" calcext:value-type="float">
            <text:p>9,99779415130615</text:p>
          </table:table-cell>
          <table:table-cell table:number-columns-repeated="2" office:value-type="float" office:value="2151" calcext:value-type="float">
            <text:p>2151</text:p>
          </table:table-cell>
          <table:table-cell office:value-type="float" office:value="10.0326805114746" calcext:value-type="float">
            <text:p>10,0326805114746</text:p>
          </table:table-cell>
          <table:table-cell table:number-columns-repeated="2"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./data/50nodes/dis_98.txt</text:p>
          </table:table-cell>
          <table:table-cell office:value-type="float" office:value="0.0149192810058594" calcext:value-type="float">
            <text:p>0,014919281005859</text:p>
          </table:table-cell>
          <table:table-cell table:number-columns-repeated="2" office:value-type="float" office:value="10403" calcext:value-type="float">
            <text:p>10403</text:p>
          </table:table-cell>
          <table:table-cell office:value-type="float" office:value="0.25531530380249" calcext:value-type="float">
            <text:p>0,25531530380249</text:p>
          </table:table-cell>
          <table:table-cell table:number-columns-repeated="2" office:value-type="float" office:value="2918" calcext:value-type="float">
            <text:p>2918</text:p>
          </table:table-cell>
          <table:table-cell office:value-type="float" office:value="10.001387834549" calcext:value-type="float">
            <text:p>10,001387834549</text:p>
          </table:table-cell>
          <table:table-cell table:number-columns-repeated="2" office:value-type="float" office:value="2087" calcext:value-type="float">
            <text:p>2087</text:p>
          </table:table-cell>
          <table:table-cell office:value-type="float" office:value="10.0065155029297" calcext:value-type="float">
            <text:p>10,0065155029297</text:p>
          </table:table-cell>
          <table:table-cell table:number-columns-repeated="2" office:value-type="float" office:value="3868" calcext:value-type="float">
            <text:p>38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./data/50nodes/dis_58.txt</text:p>
          </table:table-cell>
          <table:table-cell office:value-type="float" office:value="0.00854778289794922" calcext:value-type="float">
            <text:p>0,008547782897949</text:p>
          </table:table-cell>
          <table:table-cell table:number-columns-repeated="2" office:value-type="float" office:value="11002" calcext:value-type="float">
            <text:p>11002</text:p>
          </table:table-cell>
          <table:table-cell office:value-type="float" office:value="0.231533050537109" calcext:value-type="float">
            <text:p>0,231533050537109</text:p>
          </table:table-cell>
          <table:table-cell table:number-columns-repeated="2" office:value-type="float" office:value="3275" calcext:value-type="float">
            <text:p>3275</text:p>
          </table:table-cell>
          <table:table-cell office:value-type="float" office:value="9.99847102165222" calcext:value-type="float">
            <text:p>9,99847102165222</text:p>
          </table:table-cell>
          <table:table-cell table:number-columns-repeated="2" office:value-type="float" office:value="2104" calcext:value-type="float">
            <text:p>2104</text:p>
          </table:table-cell>
          <table:table-cell office:value-type="float" office:value="10.0390334129334" calcext:value-type="float">
            <text:p>10,0390334129334</text:p>
          </table:table-cell>
          <table:table-cell table:number-columns-repeated="2"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./data/50nodes/dis_14.txt</text:p>
          </table:table-cell>
          <table:table-cell office:value-type="float" office:value="0.028416633605957" calcext:value-type="float">
            <text:p>0,028416633605957</text:p>
          </table:table-cell>
          <table:table-cell table:number-columns-repeated="2" office:value-type="float" office:value="9391" calcext:value-type="float">
            <text:p>9391</text:p>
          </table:table-cell>
          <table:table-cell office:value-type="float" office:value="0.257144451141357" calcext:value-type="float">
            <text:p>0,257144451141357</text:p>
          </table:table-cell>
          <table:table-cell table:number-columns-repeated="2" office:value-type="float" office:value="3480" calcext:value-type="float">
            <text:p>3480</text:p>
          </table:table-cell>
          <table:table-cell office:value-type="float" office:value="9.99864912033081" calcext:value-type="float">
            <text:p>9,99864912033081</text:p>
          </table:table-cell>
          <table:table-cell table:number-columns-repeated="2" office:value-type="float" office:value="2038" calcext:value-type="float">
            <text:p>2038</text:p>
          </table:table-cell>
          <table:table-cell office:value-type="float" office:value="10.0145075321198" calcext:value-type="float">
            <text:p>10,0145075321198</text:p>
          </table:table-cell>
          <table:table-cell table:number-columns-repeated="2" office:value-type="float" office:value="4575" calcext:value-type="float">
            <text:p>45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./data/50nodes/dis_10.txt</text:p>
          </table:table-cell>
          <table:table-cell office:value-type="float" office:value="0.0138595104217529" calcext:value-type="float">
            <text:p>0,013859510421753</text:p>
          </table:table-cell>
          <table:table-cell table:number-columns-repeated="2" office:value-type="float" office:value="9496" calcext:value-type="float">
            <text:p>9496</text:p>
          </table:table-cell>
          <table:table-cell office:value-type="float" office:value="0.196376323699951" calcext:value-type="float">
            <text:p>0,196376323699951</text:p>
          </table:table-cell>
          <table:table-cell table:number-columns-repeated="2" office:value-type="float" office:value="3647" calcext:value-type="float">
            <text:p>3647</text:p>
          </table:table-cell>
          <table:table-cell office:value-type="float" office:value="9.99845099449158" calcext:value-type="float">
            <text:p>9,99845099449158</text:p>
          </table:table-cell>
          <table:table-cell table:number-columns-repeated="2" office:value-type="float" office:value="2268" calcext:value-type="float">
            <text:p>2268</text:p>
          </table:table-cell>
          <table:table-cell office:value-type="float" office:value="10.0371713638306" calcext:value-type="float">
            <text:p>10,0371713638306</text:p>
          </table:table-cell>
          <table:table-cell table:number-columns-repeated="2"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./data/50nodes/dis_68.txt</text:p>
          </table:table-cell>
          <table:table-cell office:value-type="float" office:value="0.0211782455444336" calcext:value-type="float">
            <text:p>0,021178245544434</text:p>
          </table:table-cell>
          <table:table-cell table:number-columns-repeated="2" office:value-type="float" office:value="9002" calcext:value-type="float">
            <text:p>9002</text:p>
          </table:table-cell>
          <table:table-cell office:value-type="float" office:value="0.21720290184021" calcext:value-type="float">
            <text:p>0,21720290184021</text:p>
          </table:table-cell>
          <table:table-cell table:number-columns-repeated="2" office:value-type="float" office:value="3643" calcext:value-type="float">
            <text:p>3643</text:p>
          </table:table-cell>
          <table:table-cell office:value-type="float" office:value="9.99817752838135" calcext:value-type="float">
            <text:p>9,99817752838135</text:p>
          </table:table-cell>
          <table:table-cell table:number-columns-repeated="2" office:value-type="float" office:value="2278" calcext:value-type="float">
            <text:p>2278</text:p>
          </table:table-cell>
          <table:table-cell office:value-type="float" office:value="10.0238306522369" calcext:value-type="float">
            <text:p>10,0238306522369</text:p>
          </table:table-cell>
          <table:table-cell table:number-columns-repeated="2" office:value-type="float" office:value="4295" calcext:value-type="float">
            <text:p>42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./data/50nodes/dis_19.txt</text:p>
          </table:table-cell>
          <table:table-cell office:value-type="float" office:value="0.0262472629547119" calcext:value-type="float">
            <text:p>0,026247262954712</text:p>
          </table:table-cell>
          <table:table-cell table:number-columns-repeated="2" office:value-type="float" office:value="8376" calcext:value-type="float">
            <text:p>8376</text:p>
          </table:table-cell>
          <table:table-cell office:value-type="float" office:value="0.204264163970947" calcext:value-type="float">
            <text:p>0,204264163970947</text:p>
          </table:table-cell>
          <table:table-cell table:number-columns-repeated="2" office:value-type="float" office:value="3870" calcext:value-type="float">
            <text:p>3870</text:p>
          </table:table-cell>
          <table:table-cell office:value-type="float" office:value="9.99958467483521" calcext:value-type="float">
            <text:p>9,99958467483521</text:p>
          </table:table-cell>
          <table:table-cell table:number-columns-repeated="2" office:value-type="float" office:value="2104" calcext:value-type="float">
            <text:p>2104</text:p>
          </table:table-cell>
          <table:table-cell office:value-type="float" office:value="10.005588054657" calcext:value-type="float">
            <text:p>10,005588054657</text:p>
          </table:table-cell>
          <table:table-cell table:number-columns-repeated="2"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./data/50nodes/dis_39.txt</text:p>
          </table:table-cell>
          <table:table-cell office:value-type="float" office:value="0.0301876068115234" calcext:value-type="float">
            <text:p>0,030187606811523</text:p>
          </table:table-cell>
          <table:table-cell table:number-columns-repeated="2" office:value-type="float" office:value="8431" calcext:value-type="float">
            <text:p>8431</text:p>
          </table:table-cell>
          <table:table-cell office:value-type="float" office:value="0.229162216186523" calcext:value-type="float">
            <text:p>0,229162216186523</text:p>
          </table:table-cell>
          <table:table-cell table:number-columns-repeated="2" office:value-type="float" office:value="3525" calcext:value-type="float">
            <text:p>3525</text:p>
          </table:table-cell>
          <table:table-cell office:value-type="float" office:value="9.99857258796692" calcext:value-type="float">
            <text:p>9,99857258796692</text:p>
          </table:table-cell>
          <table:table-cell table:number-columns-repeated="2" office:value-type="float" office:value="2146" calcext:value-type="float">
            <text:p>2146</text:p>
          </table:table-cell>
          <table:table-cell office:value-type="float" office:value="10.0099821090698" calcext:value-type="float">
            <text:p>10,0099821090698</text:p>
          </table:table-cell>
          <table:table-cell table:number-columns-repeated="2" office:value-type="float" office:value="3695" calcext:value-type="float">
            <text:p>3695</text:p>
          </table:table-cell>
        </table:table-row>
        <table:table-row table:style-name="ro1">
          <table:table-cell table:number-columns-repeated="2"/>
          <table:table-cell table:formula="of:=SUM([.C2:.C101])" office:value-type="float" office:value="1.69283580780029" calcext:value-type="float">
            <text:p>1,69283580780029</text:p>
          </table:table-cell>
          <table:table-cell table:formula="of:=SUM([.D2:.D101])" office:value-type="float" office:value="971118" calcext:value-type="float">
            <text:p>971118</text:p>
          </table:table-cell>
          <table:table-cell table:formula="of:=SUM([.E2:.E101])" office:value-type="float" office:value="971118" calcext:value-type="float">
            <text:p>971118</text:p>
          </table:table-cell>
          <table:table-cell table:formula="of:=SUM([.F2:.F101])" office:value-type="float" office:value="24.9139568805694" calcext:value-type="float">
            <text:p>24,9139568805694</text:p>
          </table:table-cell>
          <table:table-cell table:formula="of:=SUM([.G2:.G101])" office:value-type="float" office:value="331824" calcext:value-type="float">
            <text:p>331824</text:p>
          </table:table-cell>
          <table:table-cell table:formula="of:=SUM([.H2:.H101])" office:value-type="float" office:value="331824" calcext:value-type="float">
            <text:p>331824</text:p>
          </table:table-cell>
          <table:table-cell table:formula="of:=SUM([.I2:.I101])" office:value-type="float" office:value="999.877205610275" calcext:value-type="float">
            <text:p>999,877205610275</text:p>
          </table:table-cell>
          <table:table-cell table:formula="of:=SUM([.J2:.J101])" office:value-type="float" office:value="212284" calcext:value-type="float">
            <text:p>212284</text:p>
          </table:table-cell>
          <table:table-cell table:formula="of:=SUM([.K2:.K101])" office:value-type="float" office:value="212284" calcext:value-type="float">
            <text:p>212284</text:p>
          </table:table-cell>
          <table:table-cell table:formula="of:=SUM([.L2:.L101])" office:value-type="float" office:value="1001.82164430618" calcext:value-type="float">
            <text:p>1001,82164430618</text:p>
          </table:table-cell>
          <table:table-cell table:formula="of:=SUM([.M2:.M101])" office:value-type="float" office:value="410731" calcext:value-type="float">
            <text:p>410731</text:p>
          </table:table-cell>
          <table:table-cell table:formula="of:=SUM([.N2:.N101])" office:value-type="float" office:value="410731" calcext:value-type="float">
            <text:p>4107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7:17:51.3548521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9T17:19:47.059259838</dc:date>
    <meta:editing-duration>PT2M53S</meta:editing-duration>
    <meta:editing-cycles>4</meta:editing-cycles>
    <meta:generator>LibreOffice/6.4.6.2$Linux_X86_64 LibreOffice_project/40$Build-2</meta:generator>
    <meta:document-statistic meta:table-count="1" meta:cell-count="14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64cm" svg:y="0.172cm" chart:style-name="ch2">
          <text:p>50 nodes comparison: LS, VND, BVNS, TS
 niter=10, anxious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one2one_memory_10_times4ave_1_maxs_10.0'.E1:'TESTBENCH_metaheu_ls_vnd_bvns_ts__niter_10_search_anxious_init_one2one_memory_10_times4ave_1_maxs_10.0'.E101 'TESTBENCH_metaheu_ls_vnd_bvns_ts__niter_10_search_anxious_init_one2one_memory_10_times4ave_1_maxs_10.0'.H1:'TESTBENCH_metaheu_ls_vnd_bvns_ts__niter_10_search_anxious_init_one2one_memory_10_times4ave_1_maxs_10.0'.H101 'TESTBENCH_metaheu_ls_vnd_bvns_ts__niter_10_search_anxious_init_one2one_memory_10_times4ave_1_maxs_10.0'.K1:'TESTBENCH_metaheu_ls_vnd_bvns_ts__niter_10_search_anxious_init_one2one_memory_10_times4ave_1_maxs_10.0'.K101 'TESTBENCH_metaheu_ls_vnd_bvns_ts__niter_10_search_anxious_init_one2one_memory_10_times4ave_1_maxs_10.0'.N1:'TESTBENCH_metaheu_ls_vnd_bvns_ts__niter_10_search_anxious_init_one2one_memory_10_times4ave_1_maxs_10.0'.N101" chart:data-source-has-labels="row" svg:x="0.405cm" svg:y="1.751cm" svg:width="34.597cm" svg:height="6.408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1_maxs_10.0'.E2:'TESTBENCH_metaheu_ls_vnd_bvns_ts__niter_10_search_anxious_init_one2one_memory_10_times4ave_1_maxs_10.0'.E101" chart:label-cell-address="'TESTBENCH_metaheu_ls_vnd_bvns_ts__niter_10_search_anxious_init_one2one_memory_10_times4ave_1_maxs_10.0'.E1:'TESTBENCH_metaheu_ls_vnd_bvns_ts__niter_10_search_anxious_init_one2one_memory_10_times4ave_1_maxs_10.0'.E1" chart:class="chart:line">
            <chart:data-point chart:repeated="100"/>
          </chart:series>
          <chart:series chart:style-name="ch8" chart:values-cell-range-address="'TESTBENCH_metaheu_ls_vnd_bvns_ts__niter_10_search_anxious_init_one2one_memory_10_times4ave_1_maxs_10.0'.H2:'TESTBENCH_metaheu_ls_vnd_bvns_ts__niter_10_search_anxious_init_one2one_memory_10_times4ave_1_maxs_10.0'.H101" chart:label-cell-address="'TESTBENCH_metaheu_ls_vnd_bvns_ts__niter_10_search_anxious_init_one2one_memory_10_times4ave_1_maxs_10.0'.H1:'TESTBENCH_metaheu_ls_vnd_bvns_ts__niter_10_search_anxious_init_one2one_memory_10_times4ave_1_maxs_10.0'.H1" chart:class="chart:line">
            <chart:data-point chart:repeated="100"/>
          </chart:series>
          <chart:series chart:style-name="ch9" chart:values-cell-range-address="'TESTBENCH_metaheu_ls_vnd_bvns_ts__niter_10_search_anxious_init_one2one_memory_10_times4ave_1_maxs_10.0'.K2:'TESTBENCH_metaheu_ls_vnd_bvns_ts__niter_10_search_anxious_init_one2one_memory_10_times4ave_1_maxs_10.0'.K101" chart:label-cell-address="'TESTBENCH_metaheu_ls_vnd_bvns_ts__niter_10_search_anxious_init_one2one_memory_10_times4ave_1_maxs_10.0'.K1:'TESTBENCH_metaheu_ls_vnd_bvns_ts__niter_10_search_anxious_init_one2one_memory_10_times4ave_1_maxs_10.0'.K1" chart:class="chart:line">
            <chart:data-point chart:repeated="100"/>
          </chart:series>
          <chart:series chart:style-name="ch10" chart:values-cell-range-address="'TESTBENCH_metaheu_ls_vnd_bvns_ts__niter_10_search_anxious_init_one2one_memory_10_times4ave_1_maxs_10.0'.N2:'TESTBENCH_metaheu_ls_vnd_bvns_ts__niter_10_search_anxious_init_one2one_memory_10_times4ave_1_maxs_10.0'.N101" chart:label-cell-address="'TESTBENCH_metaheu_ls_vnd_bvns_ts__niter_10_search_anxious_init_one2one_memory_10_times4ave_1_maxs_10.0'.N1:'TESTBENCH_metaheu_ls_vnd_bvns_ts__niter_10_search_anxious_init_one2one_memory_10_times4ave_1_maxs_10.0'.N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one2one_memory_10_times4ave_1_maxs_10.0'.E1:'TESTBENCH_metaheu_ls_vnd_bvns_ts__niter_10_search_anxious_init_one2one_memory_10_times4ave_1_maxs_10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one2one_memory_10_times4ave_1_maxs_10.0'.H1:'TESTBENCH_metaheu_ls_vnd_bvns_ts__niter_10_search_anxious_init_one2one_memory_10_times4ave_1_maxs_10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one2one_memory_10_times4ave_1_maxs_10.0'.K1:'TESTBENCH_metaheu_ls_vnd_bvns_ts__niter_10_search_anxious_init_one2one_memory_10_times4ave_1_maxs_10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one2one_memory_10_times4ave_1_maxs_10.0'.N1:'TESTBENCH_metaheu_ls_vnd_bvns_ts__niter_10_search_anxious_init_one2one_memory_10_times4ave_1_maxs_10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99">
                <text:p>8099</text:p>
                <draw:g>
                  <svg:desc>'TESTBENCH_metaheu_ls_vnd_bvns_ts__niter_10_search_anxious_init_one2one_memory_10_times4ave_1_maxs_10.0'.E2:'TESTBENCH_metaheu_ls_vnd_bvns_ts__niter_10_search_anxious_init_one2one_memory_10_times4ave_1_maxs_10.0'.E101</svg:desc>
                </draw:g>
              </table:table-cell>
              <table:table-cell office:value-type="float" office:value="3436">
                <text:p>3436</text:p>
                <draw:g>
                  <svg:desc>'TESTBENCH_metaheu_ls_vnd_bvns_ts__niter_10_search_anxious_init_one2one_memory_10_times4ave_1_maxs_10.0'.H2:'TESTBENCH_metaheu_ls_vnd_bvns_ts__niter_10_search_anxious_init_one2one_memory_10_times4ave_1_maxs_10.0'.H101</svg:desc>
                </draw:g>
              </table:table-cell>
              <table:table-cell office:value-type="float" office:value="1872">
                <text:p>1872</text:p>
                <draw:g>
                  <svg:desc>'TESTBENCH_metaheu_ls_vnd_bvns_ts__niter_10_search_anxious_init_one2one_memory_10_times4ave_1_maxs_10.0'.K2:'TESTBENCH_metaheu_ls_vnd_bvns_ts__niter_10_search_anxious_init_one2one_memory_10_times4ave_1_maxs_10.0'.K101</svg:desc>
                </draw:g>
              </table:table-cell>
              <table:table-cell office:value-type="float" office:value="4171">
                <text:p>4171</text:p>
                <draw:g>
                  <svg:desc>'TESTBENCH_metaheu_ls_vnd_bvns_ts__niter_10_search_anxious_init_one2one_memory_10_times4ave_1_maxs_10.0'.N2:'TESTBENCH_metaheu_ls_vnd_bvns_ts__niter_10_search_anxious_init_one2one_memory_10_times4ave_1_maxs_10.0'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45">
                <text:p>10845</text:p>
              </table:table-cell>
              <table:table-cell office:value-type="float" office:value="2903">
                <text:p>2903</text:p>
              </table:table-cell>
              <table:table-cell office:value-type="float" office:value="2115">
                <text:p>2115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92">
                <text:p>7592</text:p>
              </table:table-cell>
              <table:table-cell office:value-type="float" office:value="3478">
                <text:p>3478</text:p>
              </table:table-cell>
              <table:table-cell office:value-type="float" office:value="2113">
                <text:p>2113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87">
                <text:p>10787</text:p>
              </table:table-cell>
              <table:table-cell office:value-type="float" office:value="3465">
                <text:p>3465</text:p>
              </table:table-cell>
              <table:table-cell office:value-type="float" office:value="2001">
                <text:p>2001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3">
                <text:p>8383</text:p>
              </table:table-cell>
              <table:table-cell office:value-type="float" office:value="3386">
                <text:p>3386</text:p>
              </table:table-cell>
              <table:table-cell office:value-type="float" office:value="2094">
                <text:p>2094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04">
                <text:p>10204</text:p>
              </table:table-cell>
              <table:table-cell office:value-type="float" office:value="3207">
                <text:p>3207</text:p>
              </table:table-cell>
              <table:table-cell office:value-type="float" office:value="2059">
                <text:p>2059</text:p>
              </table:table-cell>
              <table:table-cell office:value-type="float" office:value="4302">
                <text:p>4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68">
                <text:p>10368</text:p>
              </table:table-cell>
              <table:table-cell office:value-type="float" office:value="3642">
                <text:p>3642</text:p>
              </table:table-cell>
              <table:table-cell office:value-type="float" office:value="2076">
                <text:p>2076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22">
                <text:p>8522</text:p>
              </table:table-cell>
              <table:table-cell office:value-type="float" office:value="2604">
                <text:p>2604</text:p>
              </table:table-cell>
              <table:table-cell office:value-type="float" office:value="2037">
                <text:p>2037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95">
                <text:p>9695</text:p>
              </table:table-cell>
              <table:table-cell office:value-type="float" office:value="3458">
                <text:p>3458</text:p>
              </table:table-cell>
              <table:table-cell office:value-type="float" office:value="2212">
                <text:p>2212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76">
                <text:p>9276</text:p>
              </table:table-cell>
              <table:table-cell office:value-type="float" office:value="3630">
                <text:p>3630</text:p>
              </table:table-cell>
              <table:table-cell office:value-type="float" office:value="2268">
                <text:p>2268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92">
                <text:p>8792</text:p>
              </table:table-cell>
              <table:table-cell office:value-type="float" office:value="3300">
                <text:p>3300</text:p>
              </table:table-cell>
              <table:table-cell office:value-type="float" office:value="2244">
                <text:p>2244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49">
                <text:p>10049</text:p>
              </table:table-cell>
              <table:table-cell office:value-type="float" office:value="3479">
                <text:p>3479</text:p>
              </table:table-cell>
              <table:table-cell office:value-type="float" office:value="2127">
                <text:p>2127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27">
                <text:p>10127</text:p>
              </table:table-cell>
              <table:table-cell office:value-type="float" office:value="3248">
                <text:p>3248</text:p>
              </table:table-cell>
              <table:table-cell office:value-type="float" office:value="2252">
                <text:p>2252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92">
                <text:p>9592</text:p>
              </table:table-cell>
              <table:table-cell office:value-type="float" office:value="3166">
                <text:p>3166</text:p>
              </table:table-cell>
              <table:table-cell office:value-type="float" office:value="2106">
                <text:p>2106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48">
                <text:p>10448</text:p>
              </table:table-cell>
              <table:table-cell office:value-type="float" office:value="3450">
                <text:p>3450</text:p>
              </table:table-cell>
              <table:table-cell office:value-type="float" office:value="2137">
                <text:p>2137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27">
                <text:p>8727</text:p>
              </table:table-cell>
              <table:table-cell office:value-type="float" office:value="3404">
                <text:p>3404</text:p>
              </table:table-cell>
              <table:table-cell office:value-type="float" office:value="2046">
                <text:p>2046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07">
                <text:p>10407</text:p>
              </table:table-cell>
              <table:table-cell office:value-type="float" office:value="3523">
                <text:p>3523</text:p>
              </table:table-cell>
              <table:table-cell office:value-type="float" office:value="2147">
                <text:p>2147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83">
                <text:p>10083</text:p>
              </table:table-cell>
              <table:table-cell office:value-type="float" office:value="3535">
                <text:p>3535</text:p>
              </table:table-cell>
              <table:table-cell office:value-type="float" office:value="2117">
                <text:p>2117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22">
                <text:p>11522</text:p>
              </table:table-cell>
              <table:table-cell office:value-type="float" office:value="3286">
                <text:p>3286</text:p>
              </table:table-cell>
              <table:table-cell office:value-type="float" office:value="2137">
                <text:p>2137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48">
                <text:p>8448</text:p>
              </table:table-cell>
              <table:table-cell office:value-type="float" office:value="3273">
                <text:p>3273</text:p>
              </table:table-cell>
              <table:table-cell office:value-type="float" office:value="2014">
                <text:p>2014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70">
                <text:p>10170</text:p>
              </table:table-cell>
              <table:table-cell office:value-type="float" office:value="3060">
                <text:p>3060</text:p>
              </table:table-cell>
              <table:table-cell office:value-type="float" office:value="2106">
                <text:p>2106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22">
                <text:p>10522</text:p>
              </table:table-cell>
              <table:table-cell office:value-type="float" office:value="3011">
                <text:p>3011</text:p>
              </table:table-cell>
              <table:table-cell office:value-type="float" office:value="2161">
                <text:p>2161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99">
                <text:p>10299</text:p>
              </table:table-cell>
              <table:table-cell office:value-type="float" office:value="2938">
                <text:p>2938</text:p>
              </table:table-cell>
              <table:table-cell office:value-type="float" office:value="2030">
                <text:p>203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60">
                <text:p>10360</text:p>
              </table:table-cell>
              <table:table-cell office:value-type="float" office:value="3521">
                <text:p>3521</text:p>
              </table:table-cell>
              <table:table-cell office:value-type="float" office:value="1979">
                <text:p>1979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17">
                <text:p>10417</text:p>
              </table:table-cell>
              <table:table-cell office:value-type="float" office:value="3091">
                <text:p>3091</text:p>
              </table:table-cell>
              <table:table-cell office:value-type="float" office:value="2145">
                <text:p>2145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20">
                <text:p>9420</text:p>
              </table:table-cell>
              <table:table-cell office:value-type="float" office:value="2881">
                <text:p>2881</text:p>
              </table:table-cell>
              <table:table-cell office:value-type="float" office:value="1989">
                <text:p>1989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66">
                <text:p>9966</text:p>
              </table:table-cell>
              <table:table-cell office:value-type="float" office:value="3279">
                <text:p>3279</text:p>
              </table:table-cell>
              <table:table-cell office:value-type="float" office:value="2045">
                <text:p>2045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28">
                <text:p>7528</text:p>
              </table:table-cell>
              <table:table-cell office:value-type="float" office:value="3223">
                <text:p>3223</text:p>
              </table:table-cell>
              <table:table-cell office:value-type="float" office:value="2163">
                <text:p>2163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17">
                <text:p>9617</text:p>
              </table:table-cell>
              <table:table-cell office:value-type="float" office:value="3053">
                <text:p>3053</text:p>
              </table:table-cell>
              <table:table-cell office:value-type="float" office:value="2141">
                <text:p>2141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36">
                <text:p>10036</text:p>
              </table:table-cell>
              <table:table-cell office:value-type="float" office:value="3735">
                <text:p>3735</text:p>
              </table:table-cell>
              <table:table-cell office:value-type="float" office:value="2104">
                <text:p>2104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75">
                <text:p>10975</text:p>
              </table:table-cell>
              <table:table-cell office:value-type="float" office:value="3334">
                <text:p>3334</text:p>
              </table:table-cell>
              <table:table-cell office:value-type="float" office:value="2126">
                <text:p>2126</text:p>
              </table:table-cell>
              <table:table-cell office:value-type="float" office:value="4109">
                <text:p>4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98">
                <text:p>9698</text:p>
              </table:table-cell>
              <table:table-cell office:value-type="float" office:value="3426">
                <text:p>3426</text:p>
              </table:table-cell>
              <table:table-cell office:value-type="float" office:value="2227">
                <text:p>2227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68">
                <text:p>10268</text:p>
              </table:table-cell>
              <table:table-cell office:value-type="float" office:value="3608">
                <text:p>3608</text:p>
              </table:table-cell>
              <table:table-cell office:value-type="float" office:value="2138">
                <text:p>2138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39">
                <text:p>7939</text:p>
              </table:table-cell>
              <table:table-cell office:value-type="float" office:value="2472">
                <text:p>2472</text:p>
              </table:table-cell>
              <table:table-cell office:value-type="float" office:value="1941">
                <text:p>1941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69">
                <text:p>9669</text:p>
              </table:table-cell>
              <table:table-cell office:value-type="float" office:value="3283">
                <text:p>3283</text:p>
              </table:table-cell>
              <table:table-cell office:value-type="float" office:value="2152">
                <text:p>2152</text:p>
              </table:table-cell>
              <table:table-cell office:value-type="float" office:value="4331">
                <text:p>43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99">
                <text:p>10299</text:p>
              </table:table-cell>
              <table:table-cell office:value-type="float" office:value="3797">
                <text:p>3797</text:p>
              </table:table-cell>
              <table:table-cell office:value-type="float" office:value="2173">
                <text:p>2173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62">
                <text:p>10062</text:p>
              </table:table-cell>
              <table:table-cell office:value-type="float" office:value="3071">
                <text:p>3071</text:p>
              </table:table-cell>
              <table:table-cell office:value-type="float" office:value="2110">
                <text:p>2110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390">
                <text:p>9390</text:p>
              </table:table-cell>
              <table:table-cell office:value-type="float" office:value="2827">
                <text:p>2827</text:p>
              </table:table-cell>
              <table:table-cell office:value-type="float" office:value="2018">
                <text:p>2018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35">
                <text:p>10235</text:p>
              </table:table-cell>
              <table:table-cell office:value-type="float" office:value="2724">
                <text:p>2724</text:p>
              </table:table-cell>
              <table:table-cell office:value-type="float" office:value="2239">
                <text:p>2239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40">
                <text:p>8240</text:p>
              </table:table-cell>
              <table:table-cell office:value-type="float" office:value="2867">
                <text:p>2867</text:p>
              </table:table-cell>
              <table:table-cell office:value-type="float" office:value="2183">
                <text:p>218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01">
                <text:p>10801</text:p>
              </table:table-cell>
              <table:table-cell office:value-type="float" office:value="3677">
                <text:p>3677</text:p>
              </table:table-cell>
              <table:table-cell office:value-type="float" office:value="2127">
                <text:p>2127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28">
                <text:p>9528</text:p>
              </table:table-cell>
              <table:table-cell office:value-type="float" office:value="3937">
                <text:p>3937</text:p>
              </table:table-cell>
              <table:table-cell office:value-type="float" office:value="2040">
                <text:p>2040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085">
                <text:p>11085</text:p>
              </table:table-cell>
              <table:table-cell office:value-type="float" office:value="3550">
                <text:p>3550</text:p>
              </table:table-cell>
              <table:table-cell office:value-type="float" office:value="1999">
                <text:p>1999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02">
                <text:p>8402</text:p>
              </table:table-cell>
              <table:table-cell office:value-type="float" office:value="3454">
                <text:p>3454</text:p>
              </table:table-cell>
              <table:table-cell office:value-type="float" office:value="1994">
                <text:p>1994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85">
                <text:p>9785</text:p>
              </table:table-cell>
              <table:table-cell office:value-type="float" office:value="3696">
                <text:p>3696</text:p>
              </table:table-cell>
              <table:table-cell office:value-type="float" office:value="2357">
                <text:p>2357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5">
                <text:p>9005</text:p>
              </table:table-cell>
              <table:table-cell office:value-type="float" office:value="3102">
                <text:p>3102</text:p>
              </table:table-cell>
              <table:table-cell office:value-type="float" office:value="2185">
                <text:p>2185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40">
                <text:p>9340</text:p>
              </table:table-cell>
              <table:table-cell office:value-type="float" office:value="3131">
                <text:p>3131</text:p>
              </table:table-cell>
              <table:table-cell office:value-type="float" office:value="2271">
                <text:p>2271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216">
                <text:p>10216</text:p>
              </table:table-cell>
              <table:table-cell office:value-type="float" office:value="3362">
                <text:p>3362</text:p>
              </table:table-cell>
              <table:table-cell office:value-type="float" office:value="2010">
                <text:p>2010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82">
                <text:p>9282</text:p>
              </table:table-cell>
              <table:table-cell office:value-type="float" office:value="3774">
                <text:p>3774</text:p>
              </table:table-cell>
              <table:table-cell office:value-type="float" office:value="2150">
                <text:p>2150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59">
                <text:p>9959</text:p>
              </table:table-cell>
              <table:table-cell office:value-type="float" office:value="3345">
                <text:p>3345</text:p>
              </table:table-cell>
              <table:table-cell office:value-type="float" office:value="2009">
                <text:p>2009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19">
                <text:p>10019</text:p>
              </table:table-cell>
              <table:table-cell office:value-type="float" office:value="3237">
                <text:p>3237</text:p>
              </table:table-cell>
              <table:table-cell office:value-type="float" office:value="2390">
                <text:p>2390</text:p>
              </table:table-cell>
              <table:table-cell office:value-type="float" office:value="4242">
                <text:p>42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17">
                <text:p>10017</text:p>
              </table:table-cell>
              <table:table-cell office:value-type="float" office:value="2961">
                <text:p>2961</text:p>
              </table:table-cell>
              <table:table-cell office:value-type="float" office:value="2245">
                <text:p>2245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16">
                <text:p>9016</text:p>
              </table:table-cell>
              <table:table-cell office:value-type="float" office:value="3426">
                <text:p>3426</text:p>
              </table:table-cell>
              <table:table-cell office:value-type="float" office:value="2238">
                <text:p>2238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12">
                <text:p>10912</text:p>
              </table:table-cell>
              <table:table-cell office:value-type="float" office:value="2860">
                <text:p>2860</text:p>
              </table:table-cell>
              <table:table-cell office:value-type="float" office:value="2185">
                <text:p>2185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749">
                <text:p>10749</text:p>
              </table:table-cell>
              <table:table-cell office:value-type="float" office:value="3104">
                <text:p>3104</text:p>
              </table:table-cell>
              <table:table-cell office:value-type="float" office:value="2166">
                <text:p>2166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941">
                <text:p>10941</text:p>
              </table:table-cell>
              <table:table-cell office:value-type="float" office:value="3262">
                <text:p>3262</text:p>
              </table:table-cell>
              <table:table-cell office:value-type="float" office:value="2020">
                <text:p>2020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815">
                <text:p>10815</text:p>
              </table:table-cell>
              <table:table-cell office:value-type="float" office:value="3008">
                <text:p>3008</text:p>
              </table:table-cell>
              <table:table-cell office:value-type="float" office:value="2012">
                <text:p>2012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100">
                <text:p>10100</text:p>
              </table:table-cell>
              <table:table-cell office:value-type="float" office:value="3007">
                <text:p>3007</text:p>
              </table:table-cell>
              <table:table-cell office:value-type="float" office:value="2055">
                <text:p>2055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601">
                <text:p>9601</text:p>
              </table:table-cell>
              <table:table-cell office:value-type="float" office:value="4029">
                <text:p>4029</text:p>
              </table:table-cell>
              <table:table-cell office:value-type="float" office:value="2131">
                <text:p>213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75">
                <text:p>9775</text:p>
              </table:table-cell>
              <table:table-cell office:value-type="float" office:value="3485">
                <text:p>3485</text:p>
              </table:table-cell>
              <table:table-cell office:value-type="float" office:value="2026">
                <text:p>2026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849">
                <text:p>9849</text:p>
              </table:table-cell>
              <table:table-cell office:value-type="float" office:value="3114">
                <text:p>3114</text:p>
              </table:table-cell>
              <table:table-cell office:value-type="float" office:value="2062">
                <text:p>2062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003">
                <text:p>11003</text:p>
              </table:table-cell>
              <table:table-cell office:value-type="float" office:value="3639">
                <text:p>3639</text:p>
              </table:table-cell>
              <table:table-cell office:value-type="float" office:value="2287">
                <text:p>2287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25">
                <text:p>9925</text:p>
              </table:table-cell>
              <table:table-cell office:value-type="float" office:value="3180">
                <text:p>3180</text:p>
              </table:table-cell>
              <table:table-cell office:value-type="float" office:value="2059">
                <text:p>2059</text:p>
              </table:table-cell>
              <table:table-cell office:value-type="float" office:value="3672">
                <text:p>36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251">
                <text:p>9251</text:p>
              </table:table-cell>
              <table:table-cell office:value-type="float" office:value="3245">
                <text:p>3245</text:p>
              </table:table-cell>
              <table:table-cell office:value-type="float" office:value="2111">
                <text:p>2111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499">
                <text:p>9499</text:p>
              </table:table-cell>
              <table:table-cell office:value-type="float" office:value="3362">
                <text:p>3362</text:p>
              </table:table-cell>
              <table:table-cell office:value-type="float" office:value="2123">
                <text:p>2123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958">
                <text:p>10958</text:p>
              </table:table-cell>
              <table:table-cell office:value-type="float" office:value="3257">
                <text:p>3257</text:p>
              </table:table-cell>
              <table:table-cell office:value-type="float" office:value="2051">
                <text:p>205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73">
                <text:p>10073</text:p>
              </table:table-cell>
              <table:table-cell office:value-type="float" office:value="2704">
                <text:p>2704</text:p>
              </table:table-cell>
              <table:table-cell office:value-type="float" office:value="1962">
                <text:p>1962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16">
                <text:p>10416</text:p>
              </table:table-cell>
              <table:table-cell office:value-type="float" office:value="3269">
                <text:p>3269</text:p>
              </table:table-cell>
              <table:table-cell office:value-type="float" office:value="1936">
                <text:p>1936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69">
                <text:p>8769</text:p>
              </table:table-cell>
              <table:table-cell office:value-type="float" office:value="3556">
                <text:p>3556</text:p>
              </table:table-cell>
              <table:table-cell office:value-type="float" office:value="2146">
                <text:p>2146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95">
                <text:p>8595</text:p>
              </table:table-cell>
              <table:table-cell office:value-type="float" office:value="3041">
                <text:p>3041</text:p>
              </table:table-cell>
              <table:table-cell office:value-type="float" office:value="2062">
                <text:p>2062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47">
                <text:p>9547</text:p>
              </table:table-cell>
              <table:table-cell office:value-type="float" office:value="3321">
                <text:p>3321</text:p>
              </table:table-cell>
              <table:table-cell office:value-type="float" office:value="2309">
                <text:p>2309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73">
                <text:p>7573</text:p>
              </table:table-cell>
              <table:table-cell office:value-type="float" office:value="3665">
                <text:p>3665</text:p>
              </table:table-cell>
              <table:table-cell office:value-type="float" office:value="2154">
                <text:p>2154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65">
                <text:p>10265</text:p>
              </table:table-cell>
              <table:table-cell office:value-type="float" office:value="3100">
                <text:p>3100</text:p>
              </table:table-cell>
              <table:table-cell office:value-type="float" office:value="2134">
                <text:p>2134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89">
                <text:p>10689</text:p>
              </table:table-cell>
              <table:table-cell office:value-type="float" office:value="2931">
                <text:p>2931</text:p>
              </table:table-cell>
              <table:table-cell office:value-type="float" office:value="2218">
                <text:p>2218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92">
                <text:p>10292</text:p>
              </table:table-cell>
              <table:table-cell office:value-type="float" office:value="3051">
                <text:p>3051</text:p>
              </table:table-cell>
              <table:table-cell office:value-type="float" office:value="2212">
                <text:p>2212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67">
                <text:p>10267</text:p>
              </table:table-cell>
              <table:table-cell office:value-type="float" office:value="3092">
                <text:p>3092</text:p>
              </table:table-cell>
              <table:table-cell office:value-type="float" office:value="2093">
                <text:p>2093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75">
                <text:p>9975</text:p>
              </table:table-cell>
              <table:table-cell office:value-type="float" office:value="3031">
                <text:p>3031</text:p>
              </table:table-cell>
              <table:table-cell office:value-type="float" office:value="2069">
                <text:p>2069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02">
                <text:p>9102</text:p>
              </table:table-cell>
              <table:table-cell office:value-type="float" office:value="2777">
                <text:p>2777</text:p>
              </table:table-cell>
              <table:table-cell office:value-type="float" office:value="1971">
                <text:p>1971</text:p>
              </table:table-cell>
              <table:table-cell office:value-type="float" office:value="4662">
                <text:p>46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57">
                <text:p>11057</text:p>
              </table:table-cell>
              <table:table-cell office:value-type="float" office:value="4182">
                <text:p>4182</text:p>
              </table:table-cell>
              <table:table-cell office:value-type="float" office:value="2257">
                <text:p>2257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68">
                <text:p>9668</text:p>
              </table:table-cell>
              <table:table-cell office:value-type="float" office:value="4161">
                <text:p>4161</text:p>
              </table:table-cell>
              <table:table-cell office:value-type="float" office:value="2149">
                <text:p>2149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44">
                <text:p>9544</text:p>
              </table:table-cell>
              <table:table-cell office:value-type="float" office:value="3304">
                <text:p>3304</text:p>
              </table:table-cell>
              <table:table-cell office:value-type="float" office:value="2182">
                <text:p>2182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199">
                <text:p>11199</text:p>
              </table:table-cell>
              <table:table-cell office:value-type="float" office:value="3055">
                <text:p>3055</text:p>
              </table:table-cell>
              <table:table-cell office:value-type="float" office:value="2161">
                <text:p>2161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56">
                <text:p>10856</text:p>
              </table:table-cell>
              <table:table-cell office:value-type="float" office:value="3105">
                <text:p>3105</text:p>
              </table:table-cell>
              <table:table-cell office:value-type="float" office:value="2179">
                <text:p>2179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553">
                <text:p>10553</text:p>
              </table:table-cell>
              <table:table-cell office:value-type="float" office:value="3628">
                <text:p>3628</text:p>
              </table:table-cell>
              <table:table-cell office:value-type="float" office:value="2168">
                <text:p>2168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67">
                <text:p>7967</text:p>
              </table:table-cell>
              <table:table-cell office:value-type="float" office:value="3218">
                <text:p>3218</text:p>
              </table:table-cell>
              <table:table-cell office:value-type="float" office:value="2292">
                <text:p>2292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27">
                <text:p>8127</text:p>
              </table:table-cell>
              <table:table-cell office:value-type="float" office:value="3728">
                <text:p>3728</text:p>
              </table:table-cell>
              <table:table-cell office:value-type="float" office:value="2155">
                <text:p>2155</text:p>
              </table:table-cell>
              <table:table-cell office:value-type="float" office:value="4433">
                <text:p>44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90">
                <text:p>9690</text:p>
              </table:table-cell>
              <table:table-cell office:value-type="float" office:value="3720">
                <text:p>3720</text:p>
              </table:table-cell>
              <table:table-cell office:value-type="float" office:value="2182">
                <text:p>2182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84">
                <text:p>10084</text:p>
              </table:table-cell>
              <table:table-cell office:value-type="float" office:value="3163">
                <text:p>3163</text:p>
              </table:table-cell>
              <table:table-cell office:value-type="float" office:value="2143">
                <text:p>2143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82">
                <text:p>10082</text:p>
              </table:table-cell>
              <table:table-cell office:value-type="float" office:value="3719">
                <text:p>3719</text:p>
              </table:table-cell>
              <table:table-cell office:value-type="float" office:value="2053">
                <text:p>2053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87">
                <text:p>6187</text:p>
              </table:table-cell>
              <table:table-cell office:value-type="float" office:value="3461">
                <text:p>3461</text:p>
              </table:table-cell>
              <table:table-cell office:value-type="float" office:value="2072">
                <text:p>2072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15">
                <text:p>9315</text:p>
              </table:table-cell>
              <table:table-cell office:value-type="float" office:value="3443">
                <text:p>3443</text:p>
              </table:table-cell>
              <table:table-cell office:value-type="float" office:value="2155">
                <text:p>2155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33">
                <text:p>8433</text:p>
              </table:table-cell>
              <table:table-cell office:value-type="float" office:value="3437">
                <text:p>3437</text:p>
              </table:table-cell>
              <table:table-cell office:value-type="float" office:value="2047">
                <text:p>2047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83">
                <text:p>9783</text:p>
              </table:table-cell>
              <table:table-cell office:value-type="float" office:value="3326">
                <text:p>3326</text:p>
              </table:table-cell>
              <table:table-cell office:value-type="float" office:value="2151">
                <text:p>2151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03">
                <text:p>10403</text:p>
              </table:table-cell>
              <table:table-cell office:value-type="float" office:value="2918">
                <text:p>2918</text:p>
              </table:table-cell>
              <table:table-cell office:value-type="float" office:value="2087">
                <text:p>2087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02">
                <text:p>11002</text:p>
              </table:table-cell>
              <table:table-cell office:value-type="float" office:value="3275">
                <text:p>3275</text:p>
              </table:table-cell>
              <table:table-cell office:value-type="float" office:value="2104">
                <text:p>2104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91">
                <text:p>9391</text:p>
              </table:table-cell>
              <table:table-cell office:value-type="float" office:value="3480">
                <text:p>3480</text:p>
              </table:table-cell>
              <table:table-cell office:value-type="float" office:value="2038">
                <text:p>2038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96">
                <text:p>9496</text:p>
              </table:table-cell>
              <table:table-cell office:value-type="float" office:value="3647">
                <text:p>3647</text:p>
              </table:table-cell>
              <table:table-cell office:value-type="float" office:value="2268">
                <text:p>2268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02">
                <text:p>9002</text:p>
              </table:table-cell>
              <table:table-cell office:value-type="float" office:value="3643">
                <text:p>3643</text:p>
              </table:table-cell>
              <table:table-cell office:value-type="float" office:value="2278">
                <text:p>2278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376">
                <text:p>8376</text:p>
              </table:table-cell>
              <table:table-cell office:value-type="float" office:value="3870">
                <text:p>3870</text:p>
              </table:table-cell>
              <table:table-cell office:value-type="float" office:value="2104">
                <text:p>2104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31">
                <text:p>8431</text:p>
              </table:table-cell>
              <table:table-cell office:value-type="float" office:value="3525">
                <text:p>3525</text:p>
              </table:table-cell>
              <table:table-cell office:value-type="float" office:value="2146">
                <text:p>2146</text:p>
              </table:table-cell>
              <table:table-cell office:value-type="float" office:value="3695">
                <text:p>3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